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6.124cm"/>
    </style:style>
    <style:style style:name="Table2.B" style:family="table-column">
      <style:table-column-properties style:column-width="10.192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Table3.A9"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margin-top="0cm" fo:margin-bottom="0.212cm"/>
    </style:style>
    <style:style style:name="P8"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9" style:family="paragraph" style:parent-style-name="Normal">
      <style:paragraph-properties fo:margin-top="0cm" fo:margin-bottom="0.212cm"/>
      <style:text-properties style:font-size-complex="10pt"/>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2" style:family="paragraph" style:parent-style-name="Normal">
      <style:paragraph-properties fo:margin-top="0.106cm" fo:margin-bottom="0.106cm"/>
      <style:text-properties style:font-size-complex="10pt"/>
    </style:style>
    <style:style style:name="P13" style:family="paragraph" style:parent-style-name="Normal">
      <style:paragraph-properties fo:margin-top="0.106cm" fo:margin-bottom="0.106cm" fo:text-align="justify" style:justify-single-word="false"/>
      <style:text-properties style:font-size-complex="10pt"/>
    </style:style>
    <style:style style:name="P14" style:family="paragraph" style:parent-style-name="TOC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15" style:family="paragraph" style:parent-style-name="TOC_20_2">
      <style:paragraph-properties>
        <style:tab-stops>
          <style:tab-stop style:position="1.199cm" style:type="right" style:leader-style="dotted" style:leader-text="."/>
          <style:tab-stop style:position="15.632cm" style:type="right" style:leader-style="dotted" style:leader-text="."/>
        </style:tab-stops>
      </style:paragraph-properties>
    </style:style>
    <style:style style:name="P16" style:family="paragraph" style:parent-style-name="Normal">
      <style:paragraph-properties fo:margin-top="0cm" fo:margin-bottom="0cm"/>
    </style:style>
    <style:style style:name="P17" style:family="paragraph" style:parent-style-name="Normal">
      <style:paragraph-properties fo:margin-top="0cm" fo:margin-bottom="0cm">
        <style:tab-stops>
          <style:tab-stop style:position="0.011cm"/>
        </style:tab-stops>
      </style:paragraph-properties>
      <style:text-properties style:font-size-complex="10pt"/>
    </style:style>
    <style:style style:name="P18" style:family="paragraph" style:parent-style-name="Normal">
      <style:paragraph-properties fo:margin-top="0cm" fo:margin-bottom="0cm">
        <style:tab-stops>
          <style:tab-stop style:position="0.011cm"/>
        </style:tab-stops>
      </style:paragraph-properties>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23"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2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6"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8" style:family="paragraph" style:parent-style-name="Normal">
      <style:paragraph-properties fo:margin-top="0cm" fo:margin-bottom="0cm" fo:background-color="#d9d9d9">
        <style:background-image/>
      </style:paragraph-properties>
    </style:style>
    <style:style style:name="P29" style:family="paragraph" style:parent-style-name="Normal">
      <style:paragraph-properties fo:margin-top="0cm" fo:margin-bottom="0cm" fo:background-color="#d9d9d9">
        <style:background-image/>
      </style:paragraph-properties>
      <style:text-properties fo:color="#008080" style:font-name="Courier New" style:font-name-complex="Courier New" style:font-size-complex="10pt"/>
    </style:style>
    <style:style style:name="P30"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1"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808080" style:font-name="Courier New" fo:font-size="9pt" style:font-size-asian="9pt" style:font-name-complex="Courier New" style:font-size-complex="9pt"/>
    </style:style>
    <style:style style:name="P32"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3" style:family="paragraph" style:parent-style-name="Normal">
      <style:paragraph-properties fo:margin-left="1.905cm" fo:margin-right="0cm" fo:text-indent="0cm" style:auto-text-indent="false">
        <style:tab-stops/>
      </style:paragraph-properties>
    </style:style>
    <style:style style:name="P34"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5"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6" style:family="paragraph" style:parent-style-name="Normal">
      <style:paragraph-properties fo:margin-top="0.423cm" fo:margin-bottom="0.353cm">
        <style:tab-stops>
          <style:tab-stop style:position="0.011cm"/>
        </style:tab-stops>
      </style:paragraph-properties>
    </style:style>
    <style:style style:name="P37" style:family="paragraph" style:parent-style-name="Normal">
      <style:paragraph-properties fo:margin-top="0.423cm" fo:margin-bottom="0.353cm">
        <style:tab-stops>
          <style:tab-stop style:position="0.635cm"/>
        </style:tab-stops>
      </style:paragraph-properties>
    </style:style>
    <style:style style:name="P38" style:family="paragraph" style:parent-style-name="Normal">
      <style:paragraph-properties fo:margin-top="0.423cm" fo:margin-bottom="0.106cm"/>
      <style:text-properties fo:font-weight="bold" style:font-weight-asian="bold"/>
    </style:style>
    <style:style style:name="P39" style:family="paragraph" style:parent-style-name="Normal">
      <style:paragraph-properties fo:margin-top="0.423cm" fo:margin-bottom="0.106cm"/>
      <style:text-properties fo:font-weight="bold" style:font-weight-asian="bold" style:font-weight-complex="bold"/>
    </style:style>
    <style:style style:name="P40" style:family="paragraph" style:parent-style-name="Normal">
      <style:paragraph-properties fo:margin-top="0.423cm" fo:margin-bottom="0.106cm"/>
      <style:text-properties fo:font-weight="normal" style:font-weight-asian="normal" style:font-weight-complex="normal"/>
    </style:style>
    <style:style style:name="P41" style:family="paragraph" style:parent-style-name="Normal">
      <style:paragraph-properties fo:margin-top="0cm" fo:margin-bottom="0.101cm"/>
    </style:style>
    <style:style style:name="P42" style:family="paragraph" style:parent-style-name="Normal">
      <style:paragraph-properties fo:margin-top="0.106cm" fo:margin-bottom="0cm"/>
    </style:style>
    <style:style style:name="P43" style:family="paragraph" style:parent-style-name="Normal">
      <style:paragraph-properties fo:margin-top="0.106cm" fo:margin-bottom="0cm"/>
      <style:text-properties style:font-size-complex="10pt"/>
    </style:style>
    <style:style style:name="P44" style:family="paragraph" style:parent-style-name="Normal">
      <style:paragraph-properties fo:margin-top="0cm" fo:margin-bottom="0.106cm"/>
      <style:text-properties style:font-size-complex="10pt"/>
    </style:style>
    <style:style style:name="P45" style:family="paragraph" style:parent-style-name="Normal">
      <style:paragraph-properties fo:margin-top="0.212cm" fo:margin-bottom="0.212cm"/>
      <style:text-properties style:font-size-complex="10pt"/>
    </style:style>
    <style:style style:name="P46" style:family="paragraph" style:parent-style-name="Normal">
      <style:paragraph-properties fo:margin-top="0.199cm" fo:margin-bottom="0.199cm"/>
    </style:style>
    <style:style style:name="P47" style:family="paragraph" style:parent-style-name="Normal">
      <style:paragraph-properties fo:margin-top="0.199cm" fo:margin-bottom="0cm"/>
    </style:style>
    <style:style style:name="P4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49"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5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51"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52" style:family="paragraph" style:parent-style-name="Normal">
      <style:paragraph-properties fo:margin-left="0.635cm" fo:margin-right="0cm" fo:text-indent="0cm" style:auto-text-indent="false">
        <style:tab-stops/>
      </style:paragraph-properties>
    </style:style>
    <style:style style:name="P53"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54" style:family="paragraph" style:parent-style-name="Normal">
      <style:paragraph-properties fo:margin-left="1.27cm" fo:margin-right="0cm" fo:text-indent="0cm" style:auto-text-indent="false">
        <style:tab-stops/>
      </style:paragraph-properties>
    </style:style>
    <style:style style:name="P55" style:family="paragraph" style:parent-style-name="Normal">
      <style:paragraph-properties fo:margin-left="1.27cm" fo:margin-right="0cm" fo:text-indent="1.231cm" style:auto-text-indent="false">
        <style:tab-stops/>
      </style:paragraph-properties>
      <style:text-properties style:font-name="Courier New" style:font-name-complex="Courier New"/>
    </style:style>
    <style:style style:name="P56" style:family="paragraph" style:parent-style-name="Normal">
      <style:paragraph-properties fo:background-color="#ffffff">
        <style:background-image/>
      </style:paragraph-properties>
    </style:style>
    <style:style style:name="P57"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58"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59"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60" style:family="paragraph" style:parent-style-name="Normal" style:list-style-name="L2"/>
    <style:style style:name="P61" style:family="paragraph" style:parent-style-name="Normal" style:list-style-name="L3"/>
    <style:style style:name="P62" style:family="paragraph" style:parent-style-name="Normal" style:list-style-name="L10"/>
    <style:style style:name="P63"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64" style:family="paragraph" style:parent-style-name="Normal" style:list-style-name="L2">
      <style:paragraph-properties fo:margin-left="1.259cm" fo:margin-right="0cm" fo:margin-top="0cm" fo:margin-bottom="0.212cm" fo:text-indent="-0.63cm" style:auto-text-indent="false">
        <style:tab-stops/>
      </style:paragraph-properties>
    </style:style>
    <style:style style:name="P65"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66" style:family="paragraph" style:parent-style-name="Normal" style:list-style-name="L2">
      <style:paragraph-properties fo:margin-left="1.259cm" fo:margin-right="0cm" fo:margin-top="0.423cm" fo:margin-bottom="0.199cm" fo:text-indent="-0.63cm" style:auto-text-indent="false">
        <style:tab-stops/>
      </style:paragraph-properties>
    </style:style>
    <style:style style:name="P67" style:family="paragraph" style:parent-style-name="Normal" style:list-style-name="L1">
      <style:paragraph-properties fo:margin-top="0cm" fo:margin-bottom="0cm">
        <style:tab-stops>
          <style:tab-stop style:position="-3.81cm"/>
        </style:tab-stops>
      </style:paragraph-properties>
      <style:text-properties style:font-size-complex="10pt"/>
    </style:style>
    <style:style style:name="P68" style:family="paragraph" style:parent-style-name="Normal" style:list-style-name="L11">
      <style:paragraph-properties fo:margin-top="0cm" fo:margin-bottom="0cm" fo:orphans="0" fo:widows="0" fo:background-color="#ffffff" style:text-autospace="none">
        <style:background-image/>
      </style:paragraph-properties>
    </style:style>
    <style:style style:name="P69" style:family="paragraph" style:parent-style-name="Normal" style:list-style-name="L2">
      <style:paragraph-properties fo:margin-top="0.4cm" fo:margin-bottom="0.42cm"/>
    </style:style>
    <style:style style:name="P70" style:family="paragraph" style:parent-style-name="Normal" style:list-style-name="L2">
      <style:paragraph-properties fo:margin-top="0cm" fo:margin-bottom="0.199cm"/>
    </style:style>
    <style:style style:name="P71" style:family="paragraph" style:parent-style-name="Normal" style:list-style-name="L3">
      <style:paragraph-properties fo:margin-left="2.529cm" fo:margin-right="0cm" fo:margin-top="0cm" fo:margin-bottom="0.106cm" fo:text-indent="-0.63cm" style:auto-text-indent="false">
        <style:tab-stops/>
      </style:paragraph-properties>
    </style:style>
    <style:style style:name="P72" style:family="paragraph" style:parent-style-name="Normal" style:list-style-name="L4">
      <style:paragraph-properties fo:margin-top="0cm" fo:margin-bottom="0.101cm"/>
    </style:style>
    <style:style style:name="P73" style:family="paragraph" style:parent-style-name="Normal" style:list-style-name="L5">
      <style:paragraph-properties fo:margin-top="0cm" fo:margin-bottom="0.101cm"/>
    </style:style>
    <style:style style:name="P74" style:family="paragraph" style:parent-style-name="Normal" style:list-style-name="L6">
      <style:paragraph-properties fo:margin-top="0.199cm" fo:margin-bottom="0cm"/>
    </style:style>
    <style:style style:name="P75" style:family="paragraph" style:parent-style-name="Normal" style:list-style-name="L7">
      <style:paragraph-properties fo:margin-top="0.199cm" fo:margin-bottom="0cm"/>
    </style:style>
    <style:style style:name="P76" style:family="paragraph" style:parent-style-name="Normal" style:list-style-name="L8">
      <style:paragraph-properties fo:margin-left="0.63cm" fo:margin-right="0cm" fo:margin-top="0.423cm" fo:margin-bottom="0.353cm" fo:text-indent="-0.63cm" style:auto-text-indent="false">
        <style:tab-stops>
          <style:tab-stop style:position="0.005cm"/>
        </style:tab-stops>
      </style:paragraph-properties>
    </style:style>
    <style:style style:name="P77"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78" style:family="paragraph" style:parent-style-name="List_20_Paragraph" style:list-style-name="L9"/>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style:font-name-complex="Times New Roman"/>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style>
    <style:style style:name="T15" style:family="text">
      <style:text-properties style:font-name="Courier New" style:font-name-complex="Courier New" style:font-size-complex="10pt"/>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8pt" style:font-size-asian="8pt" style:font-name-complex="Courier New" style:font-size-complex="8pt"/>
    </style:style>
    <style:style style:name="T18" style:family="text">
      <style:text-properties style:font-name="Courier New" fo:font-weight="bold" style:font-weight-asian="bold"/>
    </style:style>
    <style:style style:name="T19" style:family="text">
      <style:text-properties fo:color="#808080" style:font-name="Courier New" style:font-name-complex="Courier New" style:font-size-complex="10pt"/>
    </style:style>
    <style:style style:name="T20" style:family="text">
      <style:text-properties fo:color="#808080" style:font-name="Courier New" fo:font-size="9pt" style:font-size-asian="9pt" style:font-name-complex="Courier New" style:font-size-complex="9pt"/>
    </style:style>
    <style:style style:name="T21" style:family="text">
      <style:text-properties fo:color="#ff0000" style:font-name="Courier New" style:font-name-complex="Courier New" style:font-size-complex="10pt"/>
    </style:style>
    <style:style style:name="T22" style:family="text">
      <style:text-properties fo:color="#ff0000" style:font-name="Courier New" fo:font-size="9pt" style:font-size-asian="9pt" style:font-name-complex="Courier New" style:font-size-complex="9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000000" style:font-name="Courier New" fo:font-size="9pt" style:font-size-asian="9pt" style:font-name-complex="Courier New" style:font-size-complex="9pt"/>
    </style:style>
    <style:style style:name="T26" style:family="text">
      <style:text-properties fo:color="#000000" style:font-name="Courier New" fo:font-size="9pt" fo:font-weight="normal" style:font-size-asian="9pt" style:font-weight-asian="normal" style:font-name-complex="Courier New" style:font-size-complex="9pt" style:font-weight-complex="normal"/>
    </style:style>
    <style:style style:name="T27" style:family="text">
      <style:text-properties fo:color="#a31515" style:font-name="Courier New" fo:font-size="9pt" style:font-size-asian="9pt" style:font-name-complex="Courier New" style:font-size-complex="9pt"/>
    </style:style>
    <style:style style:name="T28" style:family="text">
      <style:text-properties fo:color="#a31515" style:font-name="Courier New" fo:font-weight="bold" style:font-weight-asian="bold" style:font-name-complex="Courier New" style:font-size-complex="10pt"/>
    </style:style>
    <style:style style:name="T29" style:family="text">
      <style:text-properties fo:color="#008080" style:font-name="Courier New" style:font-name-complex="Courier New" style:font-size-complex="10pt"/>
    </style:style>
    <style:style style:name="T30" style:family="text">
      <style:text-properties fo:color="#3f7f7f" style:font-name="Courier New" style:font-name-complex="Courier New" style:font-size-complex="10pt"/>
    </style:style>
    <style:style style:name="T31" style:family="text">
      <style:text-properties fo:font-weight="normal" style:font-weight-asian="normal" style:font-weight-complex="normal"/>
    </style:style>
    <style:style style:name="T32" style:family="text">
      <style:text-properties fo:color="#dc2300" style:font-name="Courier New" fo:font-size="9pt" style:font-size-asian="9pt" style:font-name-complex="Courier New" style:font-size-complex="9pt"/>
    </style:style>
    <style:style style:name="T33" style:family="text">
      <style:text-properties fo:color="#ff3333" style:font-name="Courier New" fo:font-size="9pt" style:font-size-asian="9pt" style:font-name-complex="Courier New" style:font-size-complex="9pt"/>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1LVL1" style:num-suffix="." style:num-format="1">
        <style:list-level-properties text:min-label-width="0.635cm"/>
      </text:list-level-style-number>
      <text:list-level-style-number text:level="2" text:style-name="WW_5f_CharLFO11LVL2" style:num-suffix="." style:num-format="a" style:num-letter-sync="true">
        <style:list-level-properties text:space-before="1.27cm" text:min-label-width="0.635cm"/>
      </text:list-level-style-number>
      <text:list-level-style-number text:level="3" text:style-name="WW_5f_CharLFO11LVL3" style:num-suffix="." style:num-format="i">
        <style:list-level-properties text:space-before="2.859cm" text:min-label-width="0.318cm" fo:text-align="end"/>
      </text:list-level-style-number>
      <text:list-level-style-number text:level="4" text:style-name="WW_5f_CharLFO11LVL4" style:num-suffix="." style:num-format="1">
        <style:list-level-properties text:space-before="3.81cm" text:min-label-width="0.635cm"/>
      </text:list-level-style-number>
      <text:list-level-style-number text:level="5" text:style-name="WW_5f_CharLFO11LVL5" style:num-suffix="." style:num-format="a" style:num-letter-sync="true">
        <style:list-level-properties text:space-before="5.08cm" text:min-label-width="0.635cm"/>
      </text:list-level-style-number>
      <text:list-level-style-number text:level="6" text:style-name="WW_5f_CharLFO11LVL6" style:num-suffix="." style:num-format="i">
        <style:list-level-properties text:space-before="6.669cm" text:min-label-width="0.318cm" fo:text-align="end"/>
      </text:list-level-style-number>
      <text:list-level-style-number text:level="7" text:style-name="WW_5f_CharLFO11LVL7" style:num-suffix="." style:num-format="1">
        <style:list-level-properties text:space-before="7.62cm" text:min-label-width="0.635cm"/>
      </text:list-level-style-number>
      <text:list-level-style-number text:level="8" text:style-name="WW_5f_CharLFO11LVL8" style:num-suffix="." style:num-format="a" style:num-letter-sync="true">
        <style:list-level-properties text:space-before="8.89cm" text:min-label-width="0.635cm"/>
      </text:list-level-style-number>
      <text:list-level-style-number text:level="9" text:style-name="WW_5f_CharLFO11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3LVL1" style:num-suffix="." style:num-format="1">
        <style:list-level-properties text:space-before="0.635cm" text:min-label-width="0.635cm"/>
      </text:list-level-style-number>
      <text:list-level-style-number text:level="2" text:style-name="WW_5f_CharLFO13LVL2" style:num-suffix="." style:num-format="a" style:num-letter-sync="true">
        <style:list-level-properties text:space-before="1.905cm" text:min-label-width="0.635cm"/>
      </text:list-level-style-number>
      <text:list-level-style-number text:level="3" text:style-name="WW_5f_CharLFO13LVL3" style:num-suffix="." style:num-format="i">
        <style:list-level-properties text:space-before="3.494cm" text:min-label-width="0.318cm" fo:text-align="end"/>
      </text:list-level-style-number>
      <text:list-level-style-number text:level="4" text:style-name="WW_5f_CharLFO13LVL4" style:num-suffix="." style:num-format="1">
        <style:list-level-properties text:space-before="4.445cm" text:min-label-width="0.635cm"/>
      </text:list-level-style-number>
      <text:list-level-style-number text:level="5" text:style-name="WW_5f_CharLFO13LVL5" style:num-suffix="." style:num-format="a" style:num-letter-sync="true">
        <style:list-level-properties text:space-before="5.715cm" text:min-label-width="0.635cm"/>
      </text:list-level-style-number>
      <text:list-level-style-number text:level="6" text:style-name="WW_5f_CharLFO13LVL6" style:num-suffix="." style:num-format="i">
        <style:list-level-properties text:space-before="7.302cm" text:min-label-width="0.318cm" fo:text-align="end"/>
      </text:list-level-style-number>
      <text:list-level-style-number text:level="7" text:style-name="WW_5f_CharLFO13LVL7" style:num-suffix="." style:num-format="1">
        <style:list-level-properties text:space-before="8.255cm" text:min-label-width="0.635cm"/>
      </text:list-level-style-number>
      <text:list-level-style-number text:level="8" text:style-name="WW_5f_CharLFO13LVL8" style:num-suffix="." style:num-format="a" style:num-letter-sync="true">
        <style:list-level-properties text:space-before="9.525cm" text:min-label-width="0.635cm"/>
      </text:list-level-style-number>
      <text:list-level-style-number text:level="9" text:style-name="WW_5f_CharLFO1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4LVL1" style:num-suffix="." style:num-format="1">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text:style-name="WW_5f_CharLFO14LVL3" style:num-suffix="." style:num-format="1">
        <style:list-level-properties text:space-before="3.175cm" text:min-label-width="0.635cm"/>
      </text:list-level-style-number>
      <text:list-level-style-number text:level="4" text:style-name="WW_5f_CharLFO14LVL4" style:num-suffix="." style:num-format="1">
        <style:list-level-properties text:space-before="4.445cm" text:min-label-width="0.635cm"/>
      </text:list-level-style-number>
      <text:list-level-style-number text:level="5" text:style-name="WW_5f_CharLFO14LVL5" style:num-suffix="." style:num-format="1">
        <style:list-level-properties text:space-before="5.715cm" text:min-label-width="0.635cm"/>
      </text:list-level-style-number>
      <text:list-level-style-number text:level="6" text:style-name="WW_5f_CharLFO14LVL6" style:num-suffix="." style:num-format="1">
        <style:list-level-properties text:space-before="6.985cm" text:min-label-width="0.635cm"/>
      </text:list-level-style-number>
      <text:list-level-style-number text:level="7" text:style-name="WW_5f_CharLFO14LVL7" style:num-suffix="." style:num-format="1">
        <style:list-level-properties text:space-before="8.255cm" text:min-label-width="0.635cm"/>
      </text:list-level-style-number>
      <text:list-level-style-number text:level="8" text:style-name="WW_5f_CharLFO14LVL8" style:num-suffix="." style:num-format="1">
        <style:list-level-properties text:space-before="9.525cm" text:min-label-width="0.635cm"/>
      </text:list-level-style-number>
      <text:list-level-style-number text:level="9" text:style-name="WW_5f_CharLFO14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3"/>
      <text:p text:style-name="P3"/>
      <text:p text:style-name="P3"/>
      <text:p text:style-name="P3"/>
      <text:p text:style-name="P3"/>
      <text:p text:style-name="P3"/>
      <text:p text:style-name="P3"/>
      <text:p text:style-name="P3"/>
      <text:p text:style-name="P8">Dokumendivahetuskeskus</text:p>
      <text:p text:style-name="P3">Kliendi paigaldamisjuhend</text:p>
      <text:p text:style-name="Normal"/>
      <text:p text:style-name="Normal"/>
      <text:p text:style-name="P4"/>
      <text:p text:style-name="P6">Versioon 1.7.1</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3">11.05.2006</text:p>
          </table:table-cell>
          <table:table-cell table:style-name="Table1.A1" office:value-type="string">
            <text:p text:style-name="P13">1.0</text:p>
          </table:table-cell>
          <table:table-cell table:style-name="Table1.A1" office:value-type="string">
            <text:p text:style-name="P12">Dokumendi esialgne versioon.</text:p>
          </table:table-cell>
          <table:table-cell table:style-name="Table1.A1" office:value-type="string">
            <text:p text:style-name="P13">Jaak Lember</text:p>
          </table:table-cell>
        </table:table-row>
        <table:table-row>
          <table:table-cell table:style-name="Table1.A1" office:value-type="string">
            <text:p text:style-name="P13">02.11.2006</text:p>
          </table:table-cell>
          <table:table-cell table:style-name="Table1.A1" office:value-type="string">
            <text:p text:style-name="P13">1.1</text:p>
          </table:table-cell>
          <table:table-cell table:style-name="Table1.A1" office:value-type="string">
            <text:p text:style-name="P12">Lisatud PostgreSQL tuge puudutavad andmed.</text:p>
            <text:p text:style-name="P12">Konfiguratsioonifaili näidisesse lisatud veateadete e-kirja teel raporteerimise seaded.</text:p>
            <text:p text:style-name="P10"><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text:span></text:span><text:span text:style-name="Default_20_Paragraph_20_Font"><text:span text:style-name="T3">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3">Jaak Lember</text:p>
          </table:table-cell>
        </table:table-row>
        <table:table-row>
          <table:table-cell table:style-name="Table1.A1" office:value-type="string">
            <text:p text:style-name="P13">12.02.2007</text:p>
          </table:table-cell>
          <table:table-cell table:style-name="Table1.A1" office:value-type="string">
            <text:p text:style-name="P13">1.2</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2">Lisatud config.xml parameetrite loetelu ja selgitused.</text:p>
            <text:p text:style-name="P12">Lisatud config.xml faili kirjeldusele DVK ühendusega seotud parameetrite kirjeldused ja kasutamise näide.</text:p>
          </table:table-cell>
          <table:table-cell table:style-name="Table1.A1" office:value-type="string">
            <text:p text:style-name="P13">Jaak Lember</text:p>
          </table:table-cell>
        </table:table-row>
        <table:table-row>
          <table:table-cell table:style-name="Table1.A1" office:value-type="string">
            <text:p text:style-name="P13">03.05.2007</text:p>
          </table:table-cell>
          <table:table-cell table:style-name="Table1.A1" office:value-type="string">
            <text:p text:style-name="P13">1.2.1</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3">Jaak Lember</text:p>
          </table:table-cell>
        </table:table-row>
        <table:table-row>
          <table:table-cell table:style-name="Table1.A1" office:value-type="string">
            <text:p text:style-name="P13">17.07.2008</text:p>
          </table:table-cell>
          <table:table-cell table:style-name="Table1.A1" office:value-type="string">
            <text:p text:style-name="P13">1.3</text:p>
          </table:table-cell>
          <table:table-cell table:style-name="Table1.A1" office:value-type="string">
            <text:p text:style-name="P12">Asendatud tekstis konfiguratsioonifaili nimi „dhlclient.properties“ „dvk_client.properties“ vastu.</text:p>
            <text:p text:style-name="P12">Asendatud tekstis konfiguratsioonifaili nimi „config.xml“ „client_config.properties“ vastu.</text:p>
            <text:p text:style-name="P12">Täiendatud konfiguratsioonifaili dvk_client.properties näidist.</text:p>
            <text:p text:style-name="P12">Lisatud konfiguratsioonifailis dvk_client.properties kasutatavate muutujate selgitused.</text:p>
          </table:table-cell>
          <table:table-cell table:style-name="Table1.A1" office:value-type="string">
            <text:p text:style-name="P13">Jaak Lember</text:p>
          </table:table-cell>
        </table:table-row>
        <table:table-row>
          <table:table-cell table:style-name="Table1.A1" office:value-type="string">
            <text:p text:style-name="P13">30.07.2008</text:p>
          </table:table-cell>
          <table:table-cell table:style-name="Table1.A1" office:value-type="string">
            <text:p text:style-name="P13">1.3.1</text:p>
          </table:table-cell>
          <table:table-cell table:style-name="Table1.A1" office:value-type="string">
            <text:p text:style-name="P12">Lisatud tabeli DHL_SETTINGS täitmise juhis.</text:p>
            <text:p text:style-name="P12">Täiendatud konfiguratsioonifaili dvk_client.properties näidet ja konfiguratsioonimuutujate kirjeldusi.</text:p>
          </table:table-cell>
          <table:table-cell table:style-name="Table1.A1" office:value-type="string">
            <text:p text:style-name="P13">Jaak Lember</text:p>
          </table:table-cell>
        </table:table-row>
        <table:table-row>
          <table:table-cell table:style-name="Table1.A1" office:value-type="string">
            <text:p text:style-name="P13">25.02.2010</text:p>
          </table:table-cell>
          <table:table-cell table:style-name="Table1.A1" office:value-type="string">
            <text:p text:style-name="P13">1.4</text:p>
          </table:table-cell>
          <table:table-cell table:style-name="Table1.A1" office:value-type="string">
            <text:p text:style-name="P12">Täiendatud konfiguratsioonifaili client_config.xml kirjeldust.</text:p>
            <text:p text:style-name="P12">Lisatud peatükk „Universaalkliendi seadistamine andmete edastamiseks otse andmebaaside vahel“.</text:p>
            <text:p text:style-name="P12">Kaasajastatud ja lihtsustatud paigaldusprotsessi kirjeldust peatükis „Paigaldamine“.</text:p>
          </table:table-cell>
          <table:table-cell table:style-name="Table1.A1" office:value-type="string">
            <text:p text:style-name="P13">Jaak Lember</text:p>
          </table:table-cell>
        </table:table-row>
        <table:table-row>
          <table:table-cell table:style-name="Table1.A1" office:value-type="string">
            <text:p text:style-name="P12">03.03.2010</text:p>
          </table:table-cell>
          <table:table-cell table:style-name="Table1.A1" office:value-type="string">
            <text:p text:style-name="P12">1.4.1</text:p>
          </table:table-cell>
          <table:table-cell table:style-name="Table1.A1" office:value-type="string">
            <text:p text:style-name="P12">Täiendatud paigaldusprotsessi kirjeldust peatükis „Paigaldamine“.</text:p>
            <text:p text:style-name="P12">Täiendatud konfiguratsioonifaili dvk_client.properties kirjeldust.</text:p>
            <text:p text:style-name="P12">Täiendatud konfiguratsioonifaili client_config.xml kirjeldust.</text:p>
            <text:p text:style-name="P12">Täiendatud peatükki „Universaalkliendi seadistamine andmete edastamiseks otse andmebaaside vahel“</text:p>
            <text:p text:style-name="P12">Lisatud punkt 6 – „Rakenduse ehitamine“.</text:p>
            <text:p text:style-name="P12">Lisatud punkt 7 – „Logimise seadistamine“.</text:p>
          </table:table-cell>
          <table:table-cell table:style-name="Table1.A1" office:value-type="string">
            <text:p text:style-name="P12">Jaak Lember</text:p>
          </table:table-cell>
        </table:table-row>
        <text:soft-page-break/>
        <table:table-row>
          <table:table-cell table:style-name="Table1.A1" office:value-type="string">
            <text:p text:style-name="P12">30.06.2010</text:p>
          </table:table-cell>
          <table:table-cell table:style-name="Table1.A1" office:value-type="string">
            <text:p text:style-name="P12">1.4.2</text:p>
          </table:table-cell>
          <table:table-cell table:style-name="Table1.A1" office:value-type="string">
            <text:p text:style-name="P12">Parandatud formaatimist ja viitamiste teistele dokumentidele</text:p>
          </table:table-cell>
          <table:table-cell table:style-name="Table1.A1" office:value-type="string">
            <text:p text:style-name="P12">Hannes Kiivet</text:p>
          </table:table-cell>
        </table:table-row>
        <table:table-row>
          <table:table-cell table:style-name="Table1.A11" office:value-type="string">
            <text:p text:style-name="P12">30.08.2010</text:p>
          </table:table-cell>
          <table:table-cell table:style-name="Table1.A11" office:value-type="string">
            <text:p text:style-name="P12">1.4.3</text:p>
          </table:table-cell>
          <table:table-cell table:style-name="Table1.A11" office:value-type="string">
            <text:p text:style-name="P12">Lisatud juhised universaalkliendi paigaldamiseks ja kasutamiseks SQL Anywhere andmebaasiplatvormil.</text:p>
          </table:table-cell>
          <table:table-cell table:style-name="Table1.A11" office:value-type="string">
            <text:p text:style-name="P12">Jaak Lember</text:p>
          </table:table-cell>
        </table:table-row>
        <table:table-row>
          <table:table-cell table:style-name="Table1.A11" office:value-type="string">
            <text:p text:style-name="P12">03.11.2010</text:p>
          </table:table-cell>
          <table:table-cell table:style-name="Table1.A11" office:value-type="string">
            <text:p text:style-name="P12">1.4.4</text:p>
          </table:table-cell>
          <table:table-cell table:style-name="Table1.A11" office:value-type="string">
            <text:p text:style-name="P12">Lisatud juhised universaalkliendi seadistamiseks, kui andmevahetuseks turvaserveriga kasutatakse HTTPS protokolli.</text:p>
            <text:p text:style-name="P12">Lisatud dokumendile sisukord.</text:p>
          </table:table-cell>
          <table:table-cell table:style-name="Table1.A11" office:value-type="string">
            <text:p text:style-name="P12">Jaak Lember</text:p>
          </table:table-cell>
        </table:table-row>
        <table:table-row>
          <table:table-cell table:style-name="Table1.A1" office:value-type="string">
            <text:p text:style-name="P12">11.02.2011</text:p>
          </table:table-cell>
          <table:table-cell table:style-name="Table1.A1" office:value-type="string">
            <text:p text:style-name="P12">1.6.1</text:p>
          </table:table-cell>
          <table:table-cell table:style-name="Table1.A1" office:value-type="string">
            <text:p text:style-name="P12">Viidud dokumendi versiooninumber vastavusse rakenduse versiooninumbriga.</text:p>
            <text:p text:style-name="P12">Lisatud peatükk „Vanade dokumentide kustutamine universaalkliendi andmetabelitest“.</text:p>
            <text:p text:style-name="P12">Täiendatud client_config.xml faili näiteid.</text:p>
            <text:p text:style-name="P12">Täiendatud skriptide automaatse käivitamise kirjeldust paigaldamise peatüki lõpus.</text:p>
          </table:table-cell>
          <table:table-cell table:style-name="Table1.A1" office:value-type="string">
            <text:p text:style-name="P12">Jaak Lember</text:p>
          </table:table-cell>
        </table:table-row>
        <table:table-row>
          <table:table-cell table:style-name="Table1.A1" office:value-type="string">
            <text:p text:style-name="P12">10.05.2011</text:p>
          </table:table-cell>
          <table:table-cell table:style-name="Table1.A1" office:value-type="string">
            <text:p text:style-name="P12">1.6.2</text:p>
          </table:table-cell>
          <table:table-cell table:style-name="Table1.A1" office:value-type="string">
            <text:p text:style-name="P12">Täiendatud peatükki „Rakenduse ehitamine“.</text:p>
          </table:table-cell>
          <table:table-cell table:style-name="Table1.A1" office:value-type="string">
            <text:p text:style-name="P12">Jaak Lember</text:p>
          </table:table-cell>
        </table:table-row>
        <table:table-row>
          <table:table-cell table:style-name="Table1.A11" office:value-type="string">
            <text:p text:style-name="P12">17.03.2014</text:p>
          </table:table-cell>
          <table:table-cell table:style-name="Table1.A11" office:value-type="string">
            <text:p text:style-name="P12">1.7.1</text:p>
          </table:table-cell>
          <table:table-cell table:style-name="Table1.A11" office:value-type="string">
            <text:p text:style-name="P12">Täiendatud client_config.xml faili näiteid ja konfiguratsiooni.</text:p>
          </table:table-cell>
          <table:table-cell table:style-name="Table1.A11" office:value-type="string">
            <text:p text:style-name="P12">Hendrik Pärna</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span text:style-name="Default_20_Paragraph_20_Font"><text:span text:style-name="T7">1.</text:span></text:span><text:tab/>Nõudmised arvutile<text:tab/>3</text:p>
          <text:p text:style-name="P14"><text:span text:style-name="Default_20_Paragraph_20_Font"><text:span text:style-name="T7">2.</text:span></text:span><text:tab/>Paigaldamine<text:tab/>3</text:p>
          <text:p text:style-name="P14"><text:span text:style-name="Default_20_Paragraph_20_Font"><text:span text:style-name="T7">3.</text:span></text:span><text:tab/>Konfiguratsioonifail dvk_client.properties<text:tab/>4</text:p>
          <text:p text:style-name="P15"><text:span text:style-name="Default_20_Paragraph_20_Font"><text:span text:style-name="T7">3.1</text:span></text:span><text:tab/>Konfiguratsioonimuutujate selgitused<text:tab/>6</text:p>
          <text:p text:style-name="P14"><text:span text:style-name="Default_20_Paragraph_20_Font"><text:span text:style-name="T7">4.</text:span></text:span><text:tab/>Konfiguratsioonifail client_config.xml<text:tab/>8</text:p>
          <text:p text:style-name="P14"><text:span text:style-name="Default_20_Paragraph_20_Font"><text:span text:style-name="T7">5.</text:span></text:span><text:tab/>Universaalkliendi seadistamine HTTPS protokolli kasutamiseks<text:tab/>11</text:p>
          <text:p text:style-name="P14"><text:span text:style-name="Default_20_Paragraph_20_Font"><text:span text:style-name="T7">6.</text:span></text:span><text:tab/>Universaalkliendi seadistamine andmete edastamiseks otse andmebaaside vahel<text:tab/>12</text:p>
          <text:p text:style-name="P14"><text:span text:style-name="Default_20_Paragraph_20_Font"><text:span text:style-name="T7">7.</text:span></text:span><text:tab/>Vanade dokumentide kustutamine universaalkliendi andmetabelitest<text:tab/>15</text:p>
          <text:p text:style-name="P14"><text:span text:style-name="Default_20_Paragraph_20_Font"><text:span text:style-name="T7">8.</text:span></text:span><text:tab/>Rakenduse ehitamine<text:tab/>15</text:p>
          <text:p text:style-name="P14"><text:span text:style-name="Default_20_Paragraph_20_Font"><text:span text:style-name="T7">9.</text:span></text:span><text:tab/>Logimise seadistamine<text:tab/>16</text:p>
        </text:index-body>
      </text:table-of-content>
      <text:p text:style-name="Normal"/>
      <text:h text:style-name="Heading_20_1" text:outline-level="1"><text:bookmark-start text:name="_Toc285204018"/>Nõudmised arvutile<text:bookmark-end text:name="_Toc285204018"/></text:h>
      <text:list xml:id="list31167552" text:style-name="L1">
        <text:list-item>
          <text:p text:style-name="P63">Arvutis, kuhu dokumendivahetuskeskuse (DVK) klient paigaldatakse, peab olema installeeritud Java Runtime Environment (JRE) 1.6.0 või uuem.</text:p>
        </text:list-item>
        <text:list-item>
          <text:p text:style-name="P65">Liidestatav infosüsteem peab kasutama ühte järgmistest andmebaasiplatvormidest:</text:p>
          <text:list>
            <text:list-item>
              <text:p text:style-name="P67">Microsoft SQL Server 2000 või uuem</text:p>
            </text:list-item>
            <text:list-item>
              <text:p text:style-name="P67">Oracle 10g või uuem</text:p>
            </text:list-item>
            <text:list-item>
              <text:p text:style-name="P67">PostgreSQL 8.0 või uuem</text:p>
            </text:list-item>
            <text:list-item>
              <text:p text:style-name="P67">SQL Anywhere 9.0 või uuem</text:p>
            </text:list-item>
          </text:list>
        </text:list-item>
      </text:list>
      <text:p text:style-name="P17"/>
      <text:h text:style-name="Heading_20_1" text:outline-level="1"><text:bookmark-start text:name="_Toc285204019"/>Paigaldamine<text:bookmark-end text:name="_Toc285204019"/></text:h>
      <text:list xml:id="list31178745" text:style-name="L2">
        <text:list-item>
          <text:p text:style-name="P60"><text:span text:style-name="Default_20_Paragraph_20_Font"><text:span text:style-name="T3">Lae alla kliendi kompi</text:span></text:span><text:span text:style-name="Default_20_Paragraph_20_Font"><text:span text:style-name="T3">leeritud kood (</text:span></text:span><text:a xlink:type="simple" xlink:href="https://svn.eesti.ee/projektid/dvk/installers/dvk_client.zip" office:target-frame-name="_top" xlink:show="replace"><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60"><text:soft-page-break/><text:span text:style-name="Default_20_Paragraph_20_Font"><text:span text:style-name="T3">Paki kaust </text:span></text:span><text:span text:style-name="Default_20_Paragraph_20_Font"><text:span text:style-name="T10">dvk_client</text:span></text:span><text:span text:style-name="Default_20_Paragraph_20_Font"><text:span text:style-name="T3"> lahti arvuti </text:span></text:span><text:span text:style-name="Default_20_Paragraph_20_Font"><text:span text:style-name="T3">kõvakettale.</text:span></text:span></text:p>
        </text:list-item>
        <text:list-item>
          <text:p text:style-name="P60"><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60"><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text:span></text:span><text:span text:style-name="Default_20_Paragraph_20_Font"><text:span text:style-name="T3"> turvaserveri aadress. X-Tee turvaserveri aadress näeb välja järgmine:</text:span></text:span></text:p>
        </text:list-item>
      </text:list>
      <text:p text:style-name="P30"/>
      <text:p text:style-name="P30">http://[turvaserveri siseliidese IP]/cgi-bin/consumer_proxy</text:p>
      <text:p text:style-name="P30"/>
      <text:list xml:id="list31193310" text:continue-numbering="true" text:style-name="L2">
        <text:list-item>
          <text:p text:style-name="P69"><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p>
        </text:list-item>
        <text:list-item>
          <text:p text:style-name="P60"><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lklientide ühendamine otsesuhtluseks, siis tuleb ka see samas failis ära seadistada (vt. 5. peatükki).</text:span></text:span></text:p>
        </text:list-item>
        <text:list-item>
          <text:p text:style-name="P60"><text:span text:style-name="Default_20_Paragraph_20_Font"><text:span text:style-name="T3">Vajadusel muuda logim</text:span></text:span><text:span text:style-name="Default_20_Paragraph_20_Font"><text:span text:style-name="T3">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70"><text:span text:style-name="Default_20_Paragraph_20_Font"><text:span text:style-name="T3">Sõltuvalt sellest, millisel platvormil töötab liidestatav infosüsteem, käivita vastava andmebaasiplatvormi andmebaasi paigaldusskript. Andmebaasi paigaldusskriptid leiad kliendi paigalduspaketi /sql kaustast või aadressilt </text:span></text:span><text:a xlink:type="simple" xlink:href="https://svn.eesti.ee/projektid/dvk/client/trunk/sql/" office:target-frame-name="_top" xlink:show="replace"><text:span text:style-name="Default_20_Paragraph_20_Font"><text:span text:style-name="T3">https://svn.eesti.ee/projektid/dvk/client/trunk/sql/</text:span></text:span></text:a><text:span text:style-name="Default_20_Paragraph_20_Font"><text:span text:style-name="T3">.</text:span></text:span></text:p>
        </text:list-item>
      </text:list>
      <text:list xml:id="list31189839" text:style-name="L3">
        <text:list-item>
          <text:list>
            <text:list-item>
              <text:p text:style-name="P71"><text:span text:style-name="Default_20_Paragraph_20_Font"><text:span text:style-name="T3">Microsoft SQL Serveri puhul käivita </text:span></text:span><text:span text:style-name="Default_20_Paragraph_20_Font"><text:span text:style-name="T10">client_latest_mssql.sql</text:span></text:span></text:p>
            </text:list-item>
            <text:list-item>
              <text:p text:style-name="P71"><text:span text:style-name="Default_20_Paragraph_20_Font"><text:span text:style-name="T3">Oracle puhul käivita </text:span></text:span><text:span text:style-name="Default_20_Paragraph_20_Font"><text:span text:style-name="T10">cl</text:span></text:span><text:span text:style-name="Default_20_Paragraph_20_Font"><text:span text:style-name="T10">ient_latest_oracle.sql</text:span></text:span></text:p>
            </text:list-item>
            <text:list-item>
              <text:p text:style-name="P71"><text:span text:style-name="Default_20_Paragraph_20_Font"><text:span text:style-name="T3">Postggre SQL puhul käivita </text:span></text:span><text:span text:style-name="Default_20_Paragraph_20_Font"><text:span text:style-name="T10">client_latest_postgresql.sql</text:span></text:span></text:p>
            </text:list-item>
            <text:list-item>
              <text:p text:style-name="P61"><text:span text:style-name="Default_20_Paragraph_20_Font"><text:span text:style-name="T3">SQL Anywhere puhul käivita </text:span></text:span><text:span text:style-name="Default_20_Paragraph_20_Font"><text:span text:style-name="T10">client_latest_sqlanywhere.sql</text:span></text:span></text:p>
            </text:list-item>
          </text:list>
        </text:list-item>
      </text:list>
      <text:p text:style-name="P33"><text:span text:style-name="Default_20_Paragraph_20_Font"><text:span text:style-name="T3">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 käivitamine, kui</text:span></text:span><text:span text:style-name="Default_20_Paragraph_20_Font"><text:span text:style-name="T3"> andmebaasi loomisel ei ole jConnect JDBC draiveri jaoks vajalikke metaandmeid. Kõnealused metaandmed saab andmebaasile lisada ka andmebaasi haldusliidese kaudu.</text:span></text:span></text:p>
      <text:list xml:id="list33457368" text:style-name="L2">
        <text:list-item>
          <text:p text:style-name="P64"><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text:span></text:span><text:span text:style-name="Default_20_Paragraph_20_Font"><text:span text:style-name="T3">iku andmed, kelle nimel DVK klient X-Tee päringuid teostab). Selleks sobib näiteks järgmine SQL lause (näitesse tuleb panna asutuse info, mis on kindlasti ka DVKs registreeritud):</text:span></text:span></text:p>
        </text:list-item>
      </text:list>
      <text:p text:style-name="P34"/>
      <text:p text:style-name="P35"><text:span text:style-name="Default_20_Paragraph_20_Font"><text:span text:style-name="T12">INSERT</text:span></text:span><text:span text:style-name="Default_20_Paragraph_20_Font"><text:span text:style-name="T15"> </text:span></text:span><text:span text:style-name="Default_20_Paragraph_20_Font"><text:span text:style-name="T12">INTO</text:span></text:span><text:span text:style-name="Default_20_Paragraph_20_Font"><text:span text:style-name="T15"> dhl_settings </text:span></text:span><text:span text:style-name="Default_20_Paragraph_20_Font"><text:span text:style-name="T19">(</text:span></text:span><text:span text:style-name="Default_20_Paragraph_20_Font"><text:span text:style-name="T15">id</text:span></text:span><text:span text:style-name="Default_20_Paragraph_20_Font"><text:span text:style-name="T19">,</text:span></text:span><text:span text:style-name="Default_20_Paragraph_20_Font"><text:span text:style-name="T15"> institution_code</text:span></text:span><text:span text:style-name="Default_20_Paragraph_20_Font"><text:span text:style-name="T19">,</text:span></text:span><text:span text:style-name="Default_20_Paragraph_20_Font"><text:span text:style-name="T15"> institution_name</text:span></text:span><text:span text:style-name="Default_20_Paragraph_20_Font"><text:span text:style-name="T19">,</text:span></text:span><text:span text:style-name="Default_20_Paragraph_20_Font"><text:span text:style-name="T15"> </text:span></text:span><text:span text:style-name="Default_20_Paragraph_20_Font"><text:span text:style-name="T15">personal_id_code</text:span></text:span><text:span text:style-name="Default_20_Paragraph_20_Font"><text:span text:style-name="T19">,</text:span></text:span><text:span text:style-name="Default_20_Paragraph_20_Font"><text:span text:style-name="T15"> unit_id</text:span></text:span><text:span text:style-name="Default_20_Paragraph_20_Font"><text:span text:style-name="T19">)</text:span></text:span></text:p>
      <text:p text:style-name="P35"><text:span text:style-name="Default_20_Paragraph_20_Font"><text:span text:style-name="T12">VALUES</text:span></text:span><text:span text:style-name="Default_20_Paragraph_20_Font"><text:span text:style-name="T15"> </text:span></text:span><text:span text:style-name="Default_20_Paragraph_20_Font"><text:span text:style-name="T19">(</text:span></text:span><text:span text:style-name="Default_20_Paragraph_20_Font"><text:span text:style-name="T15">1</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registrikood&gt;'</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nimi&gt;'</text:span></text:span><text:span text:style-name="Default_20_Paragraph_20_Font"><text:span text:style-name="T19">,</text:span></text:span><text:span text:style-name="Default_20_Paragraph_20_Font"><text:span text:style-name="T15"> </text:span></text:span><text:span text:style-name="Default_20_Paragraph_20_Font"><text:span text:style-name="T21">'&lt;vastutaja isikukood&gt;'</text:span></text:span><text:span text:style-name="Default_20_Paragraph_20_Font"><text:span text:style-name="T19">,</text:span></text:span><text:span text:style-name="Default_20_Paragraph_20_Font"><text:span text:style-name="T15"> 0</text:span></text:span><text:span text:style-name="Default_20_Paragraph_20_Font"><text:span text:style-name="T19">);</text:span></text:span></text:p>
      <text:p text:style-name="P34"/>
      <text:list xml:id="list31180865" text:continue-numbering="true" text:style-name="L2">
        <text:list-item>
          <text:p text:style-name="P66"><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text:span></text:span><text:span text:style-name="Default_20_Paragraph_20_Font"><text:span text:style-name="T3">logitakse need faili </text:span></text:span><text:span text:style-name="Default_20_Paragraph_20_Font"><text:span text:style-name="T10">error_log.txt</text:span></text:span><text:span text:style-name="Default_20_Paragraph_20_Font"><text:span text:style-name="T3"> (või faili, mis on sul määratud </text:span></text:span><text:span text:style-name="Default_20_Paragraph_20_Font"><text:span text:style-name="T10">log4j.properties</text:span></text:span><text:span text:style-name="Default_20_Paragraph_20_Font"><text:span text:style-name="T3"> failis).</text:span></text:span></text:p>
        </text:list-item>
        <text:list-item>
          <text:p text:style-name="P70"><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10">error_lo</text:span></text:span><text:span text:style-name="Default_20_Paragraph_20_Font"><text:span text:style-name="T10">g.txt </text:span></text:span><text:span text:style-name="Default_20_Paragraph_20_Font"><text:span text:style-name="T3">(või faili, mis on sul määratud </text:span></text:span><text:span text:style-name="Default_20_Paragraph_20_Font"><text:span text:style-name="T10">log4j.properties</text:span></text:span><text:span text:style-name="Default_20_Paragraph_20_Font"><text:span text:style-name="T3"> failis).</text:span></text:span></text:p>
        </text:list-item>
      </text:list>
      <text:p text:style-name="P36"><text:span text:style-name="Default_20_Paragraph_20_Font"><text:span text:style-name="T3">Järeltegevused, kui punktides 10. ja 11. loetletud tegevused toimisid vigadeta:</text:span></text:span></text:p>
      <text:list xml:id="list33452081" text:style-name="L2">
        <text:list-item text:start-value="1">
          <text:p text:style-name="P64"><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64"><text:span text:style-name="Default_20_Paragraph_20_Font"><text:span text:style-name="T3">Seadista </text:span></text:span><text:span text:style-name="Default_20_Paragraph_20_Font"><text:span text:style-name="T10">star</text:span></text:span><text:span text:style-name="Default_20_Paragraph_20_Font"><text:span text:style-name="T10">t_all</text:span></text:span><text:span text:style-name="Default_20_Paragraph_20_Font"><text:span text:style-name="T3"> skript automaatselt käivituma iga 15 minuti tagant ja ainult tööajal (st 8.00-18.00).</text:span></text:span></text:p>
        </text:list-item>
        <text:list-item>
          <text:p text:style-name="P64"><text:soft-page-break/><text:span text:style-name="Default_20_Paragraph_20_Font"><text:span text:style-name="T3">Kui soovid, et universaalkliendi andmetabelitest vanad andmed perioodiliselt kustutataks, siis seadista </text:span></text:span><text:span text:style-name="Default_20_Paragraph_20_Font"><text:span text:style-name="T10">start_delete</text:span></text:span><text:span text:style-name="Default_20_Paragraph_20_Font"><text:span text:style-name="T3"> skript automaatselt käivituma näiteks kord </text:span></text:span><text:span text:style-name="Default_20_Paragraph_20_Font"><text:span text:style-name="T3">ööpäevas.</text:span></text:span><text:span text:style-name="Default_20_Paragraph_20_Font"><text:span text:style-name="T3"><text:line-break/></text:span></text:span><text:span text:style-name="Default_20_Paragraph_20_Font"><text:span text:style-name="T3">Pikema kirjelduse vanade andmete kustutamise kohta leiad käesoleva dokumendi peatükist „Vanade dokumentide kustutamine universaalkliendi andmetabelitest“</text:span></text:span></text:p>
        </text:list-item>
      </text:list>
      <text:p text:style-name="P18"/>
      <text:h text:style-name="Heading_20_1" text:outline-level="1"><text:bookmark-start text:name="konf"/><text:bookmark-start text:name="_Toc285204020"/>Konfiguratsioonifail dvk_client.properties<text:bookmark-end text:name="konf"/><text:bookmark-end text:name="_Toc285204020"/></text:h>
      <text:p text:style-name="P9">Konfiguratsioonifail dvk_client.properties asub DVK kliendi juurkataloogis ja sisaldab rakenduse peamisi seadeid. Faili näidislisting näeb välja järgmine:</text:p>
      <text:p text:style-name="P20"/>
      <text:p text:style-name="P19"><text:span text:style-name="Default_20_Paragraph_20_Font"><text:span text:style-name="T20"># Andmekogu nimi, mille poole klient vaikimisi pöördub</text:span></text:span></text:p>
      <text:p text:style-name="P19"><text:span text:style-name="Default_20_Paragraph_20_Font"><text:span text:style-name="T23">client_producer_name</text:span></text:span><text:span text:style-name="Default_20_Paragraph_20_Font"><text:span text:style-name="T16"> =</text:span></text:span><text:span text:style-name="Default_20_Paragraph_20_Font"><text:span text:style-name="T17"> </text:span></text:span><text:span text:style-name="Default_20_Paragraph_20_Font"><text:span text:style-name="T13">dhl</text:span></text:span></text:p>
      <text:p text:style-name="P21"/>
      <text:p text:style-name="P24"># DVK spetsifikatsiooni versioon, millega universaalklient peaks oma töös ühilduma.</text:p>
      <text:p text:style-name="P19"><text:span text:style-name="Default_20_Paragraph_20_Font"><text:span text:style-name="T20"># Siin kirjeldatud spetsifikatsiooni versioonist uuemaid päringuid UK ei kasuta.</text:span></text:span></text:p>
      <text:p text:style-name="P19"><text:span text:style-name="Default_20_Paragraph_20_Font"><text:span text:style-name="T23">client_specification_version</text:span></text:span><text:span text:style-name="Default_20_Paragraph_20_Font"><text:span text:style-name="T16"> =</text:span></text:span><text:span text:style-name="Default_20_Paragraph_20_Font"><text:span text:style-name="T13"> 1.5</text:span></text:span></text:p>
      <text:p text:style-name="P19"><text:span text:style-name="Default_20_Paragraph_20_Font"><text:span text:style-name="T13"/></text:span></text:p>
      <text:p text:style-name="P19"><text:span text:style-name="Default_20_Paragraph_20_Font"><text:span text:style-name="T20"># Adit andmekogu nimi mille poole klient vaikimisi pöördub</text:span></text:span></text:p>
      <text:p text:style-name="P19"><text:span text:style-name="Default_20_Paragraph_20_Font"><text:span text:style-name="T22">adit_producer_name </text:span></text:span><text:span text:style-name="Default_20_Paragraph_20_Font"><text:span text:style-name="T13">= adit-if</text:span></text:span></text:p>
      <text:p text:style-name="P19"><text:span text:style-name="Default_20_Paragraph_20_Font"><text:span text:style-name="T13"/></text:span></text:p>
      <text:p text:style-name="P19"><text:span text:style-name="Default_20_Paragraph_20_Font"><text:span text:style-name="T20"># Aditis registreeritud infosüsteemi nimi, kellena pöördutakse ADIT'i poole</text:span></text:span></text:p>
      <text:p text:style-name="P19"><text:span text:style-name="Default_20_Paragraph_20_Font"><text:span text:style-name="T22">client_adit_information_system_name </text:span></text:span><text:span text:style-name="Default_20_Paragraph_20_Font"><text:span text:style-name="T13">= DHS</text:span></text:span></text:p>
      <text:p text:style-name="P24"/>
      <text:p text:style-name="P24"># DVK kliendi andmebaasiühenduste konfiguratsioonifaili asukoht.</text:p>
      <text:p text:style-name="P24"># vaikimisi client_config.xml (s.t. fail client_config.xml kataloogis,</text:p>
      <text:p text:style-name="P19"><text:span text:style-name="Default_20_Paragraph_20_Font"><text:span text:style-name="T20"># kust rakendus käivitati)</text:span></text:span></text:p>
      <text:p text:style-name="P19"><text:span text:style-name="Default_20_Paragraph_20_Font"><text:span text:style-name="T23">client_config_file </text:span></text:span><text:span text:style-name="Default_20_Paragraph_20_Font"><text:span text:style-name="T16">= </text:span></text:span><text:span text:style-name="Default_20_Paragraph_20_Font"><text:span text:style-name="T13">client_config.xml</text:span></text:span></text:p>
      <text:p text:style-name="P20"/>
      <text:p text:style-name="P24"># Aadress, millele rakendus päringud saadab</text:p>
      <text:p text:style-name="P24"># Üldjuhul kujul http://[TURVASERVER]/cgi-bin/consumer_proxy</text:p>
      <text:p text:style-name="P19"><text:span text:style-name="Default_20_Paragraph_20_Font"><text:span text:style-name="T23">client_service_url </text:span></text:span><text:span text:style-name="Default_20_Paragraph_20_Font"><text:span text:style-name="T16">= </text:span></text:span><text:span text:style-name="Default_20_Paragraph_20_Font"><text:span text:style-name="T13">http://192.168.0.1/cgi-bin/consumer_proxy</text:span></text:span></text:p>
      <text:p text:style-name="P20"/>
      <text:p text:style-name="P24"># Anonüümsete päringute tegemisel kasutatavad andmed</text:p>
      <text:p text:style-name="P19"><text:span text:style-name="Default_20_Paragraph_20_Font"><text:span text:style-name="T23">client_default_org_code</text:span></text:span><text:span text:style-name="Default_20_Paragraph_20_Font"><text:span text:style-name="T16"> = </text:span></text:span><text:span text:style-name="Default_20_Paragraph_20_Font"><text:span text:style-name="T13">12345678</text:span></text:span></text:p>
      <text:p text:style-name="P19"><text:span text:style-name="Default_20_Paragraph_20_Font"><text:span text:style-name="T23">client_default_person_code</text:span></text:span><text:span text:style-name="Default_20_Paragraph_20_Font"><text:span text:style-name="T16"> =</text:span></text:span><text:span text:style-name="Default_20_Paragraph_20_Font"><text:span text:style-name="T17"> </text:span></text:span><text:span text:style-name="Default_20_Paragraph_20_Font"><text:span text:style-name="T13">12345678901</text:span></text:span></text:p>
      <text:p text:style-name="P20"/>
      <text:p text:style-name="P24"># SSL ühenduse kasutamine</text:p>
      <text:p text:style-name="P24"># Keystore parameetrid viitavad asutuse võtmepaari (või võtmepaare) sisaldavale võtmehoidlale</text:p>
      <text:p text:style-name="P1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19"><text:span text:style-name="Default_20_Paragraph_20_Font"><text:span text:style-name="T23">client_keystore_password </text:span></text:span><text:span text:style-name="Default_20_Paragraph_20_Font"><text:span text:style-name="T13">= parool</text:span></text:span></text:p>
      <text:p text:style-name="P19"><text:span text:style-name="Default_20_Paragraph_20_Font"><text:span text:style-name="T23">client_keystore_type </text:span></text:span><text:span text:style-name="Default_20_Paragraph_20_Font"><text:span text:style-name="T13">= pkcs12</text:span></text:span></text:p>
      <text:p text:style-name="P19"><text:span text:style-name="Default_20_Paragraph_20_Font"><text:span text:style-name="T20"># Truststore parameetrid viitavad turvaserveri avalikku võtit sisaldavale võtmehoidlale</text:span></text:span></text:p>
      <text:p text:style-name="P19"><text:span text:style-name="Default_20_Paragraph_20_Font"><text:span text:style-name="T23">client_truststore_file </text:span></text:span><text:span text:style-name="Default_20_Paragraph_20_Font"><text:span text:style-name="T13">= XTeeTurv</text:span></text:span><text:span text:style-name="Default_20_Paragraph_20_Font"><text:span text:style-name="T13">aserverKeystore.jks</text:span></text:span></text:p>
      <text:p text:style-name="P19"><text:span text:style-name="Default_20_Paragraph_20_Font"><text:span text:style-name="T23">client_truststore_password </text:span></text:span><text:span text:style-name="Default_20_Paragraph_20_Font"><text:span text:style-name="T13">= parool</text:span></text:span></text:p>
      <text:p text:style-name="P19"><text:span text:style-name="Default_20_Paragraph_20_Font"><text:span text:style-name="T23">client_truststore_type </text:span></text:span><text:span text:style-name="Default_20_Paragraph_20_Font"><text:span text:style-name="T13">= jks</text:span></text:span></text:p>
      <text:p text:style-name="P20"/>
      <text:p text:style-name="P24"># Sõnumite edastamine fragmenteeritud kujul</text:p>
      <text:p text:style-name="P19"><text:span text:style-name="Default_20_Paragraph_20_Font"><text:span text:style-name="T23">client_use_fragmenting</text:span></text:span><text:span text:style-name="Default_20_Paragraph_20_Font"><text:span text:style-name="T16"> = </text:span></text:span><text:span text:style-name="Default_20_Paragraph_20_Font"><text:span text:style-name="T13">yes</text:span></text:span></text:p>
      <text:p text:style-name="P19"><text:span text:style-name="Default_20_Paragraph_20_Font"><text:span text:style-name="T23">client_fragment_size_bytes</text:span></text:span><text:span text:style-name="Default_20_Paragraph_20_Font"><text:span text:style-name="T16"> =</text:span></text:span><text:span text:style-name="Default_20_Paragraph_20_Font"><text:span text:style-name="T17"> </text:span></text:span><text:span text:style-name="Default_20_Paragraph_20_Font"><text:span text:style-name="T13">102400</text:span></text:span></text:p>
      <text:p text:style-name="P20"/>
      <text:p text:style-name="P24"># Vealogi faili asukoht.</text:p>
      <text:p text:style-name="P19"><text:span text:style-name="Default_20_Paragraph_20_Font"><text:span text:style-name="T20"># Vaikimisi error_log.xml (s.t. </text:span></text:span><text:span text:style-name="Default_20_Paragraph_20_Font"><text:span text:style-name="T20">fail error_log.txt kataloogis, kust rakendus</text:span></text:span><text:span text:style-name="Default_20_Paragraph_20_Font"><text:span text:style-name="T16"> </text:span></text:span><text:span text:style-name="Default_20_Paragraph_20_Font"><text:span text:style-name="T20">käivitati)</text:span></text:span></text:p>
      <text:p text:style-name="P19"><text:span text:style-name="Default_20_Paragraph_20_Font"><text:span text:style-name="T23">log_errors</text:span></text:span><text:span text:style-name="Default_20_Paragraph_20_Font"><text:span text:style-name="T16"> =</text:span></text:span><text:span text:style-name="Default_20_Paragraph_20_Font"><text:span text:style-name="T13"> yes</text:span></text:span></text:p>
      <text:p text:style-name="P19"><text:span text:style-name="Default_20_Paragraph_20_Font"><text:span text:style-name="T23">error_log_file </text:span></text:span><text:span text:style-name="Default_20_Paragraph_20_Font"><text:span text:style-name="T16">= </text:span></text:span><text:span text:style-name="Default_20_Paragraph_20_Font"><text:span text:style-name="T13">error_log.txt</text:span></text:span></text:p>
      <text:p text:style-name="P20"/>
      <text:p text:style-name="P24"># Dokumendi staatuse identifikaatorid</text:p>
      <text:p text:style-name="P24"># Vastavaid identifikaatoreid kasutatakse andmebaasis DHL_MESSAGE tabelis</text:p>
      <text:p text:style-name="P24"># dokumendi staatuse määramiseks.</text:p>
      <text:p text:style-name="P24"># Lubatud väärtused: 32 bit täisarvud</text:p>
      <text:p text:style-name="P19"><text:span text:style-name="Default_20_Paragraph_20_Font"><text:span text:style-name="T23">client_status_waiting_id </text:span></text:span><text:span text:style-name="Default_20_Paragraph_20_Font"><text:span text:style-name="T16">= </text:span></text:span><text:span text:style-name="Default_20_Paragraph_20_Font"><text:span text:style-name="T13">1</text:span></text:span></text:p>
      <text:p text:style-name="P19"><text:span text:style-name="Default_20_Paragraph_20_Font"><text:span text:style-name="T23">client_status_sending_id </text:span></text:span><text:span text:style-name="Default_20_Paragraph_20_Font"><text:span text:style-name="T16">= </text:span></text:span><text:span text:style-name="Default_20_Paragraph_20_Font"><text:span text:style-name="T13">2</text:span></text:span></text:p>
      <text:p text:style-name="P19"><text:span text:style-name="Default_20_Paragraph_20_Font"><text:span text:style-name="T23">client_status_sent_id </text:span></text:span><text:span text:style-name="Default_20_Paragraph_20_Font"><text:span text:style-name="T16">= </text:span></text:span><text:span text:style-name="Default_20_Paragraph_20_Font"><text:span text:style-name="T13">3</text:span></text:span></text:p>
      <text:p text:style-name="P19"><text:span text:style-name="Default_20_Paragraph_20_Font"><text:span text:style-name="T23">client_status_canceled_id </text:span></text:span><text:span text:style-name="Default_20_Paragraph_20_Font"><text:span text:style-name="T16">= </text:span></text:span><text:span text:style-name="Default_20_Paragraph_20_Font"><text:span text:style-name="T13">4</text:span></text:span></text:p>
      <text:p text:style-name="P19"><text:span text:style-name="Default_20_Paragraph_20_Font"><text:span text:style-name="T23">client_status_received_id </text:span></text:span><text:span text:style-name="Default_20_Paragraph_20_Font"><text:span text:style-name="T16">= </text:span></text:span><text:span text:style-name="Default_20_Paragraph_20_Font"><text:span text:style-name="T13">5</text:span></text:span></text:p>
      <text:p text:style-name="P20"/>
      <text:p text:style-name="P24"><text:soft-page-break/># Määrab, kas klient üritab andmeid otse Amphora registritesse kirjutada</text:p>
      <text:p text:style-name="P24"># Kui rakendust kasutatakse mõne muu tarkvara liidestamiseks dokumendivahetuskeskusega,</text:p>
      <text:p text:style-name="P24"># siis peaks selle seade väärtus olema "no".</text:p>
      <text:p text:style-name="P24"># Lubatud väärtused: "yes" ja "no" (ilma jutumärkideta)</text:p>
      <text:p text:style-name="P19"><text:span text:style-name="Default_20_Paragraph_20_Font"><text:span text:style-name="T23">client_integrated_amphora_functions </text:span></text:span><text:span text:style-name="Default_20_Paragraph_20_Font"><text:span text:style-name="T16">= </text:span></text:span><text:span text:style-name="Default_20_Paragraph_20_Font"><text:span text:style-name="T13">no</text:span></text:span></text:p>
      <text:p text:style-name="P21"/>
      <text:p text:style-name="P24"># Kettalt lugemise ja kirjutamise puhvrite suurus baitides</text:p>
      <text:p text:style-name="P19"><text:span text:style-name="Default_20_Paragraph_20_Font"><text:span text:style-name="T23">binary_buffer_size</text:span></text:span><text:span text:style-name="Default_20_Paragraph_20_Font"><text:span text:style-name="T16"> =</text:span></text:span><text:span text:style-name="Default_20_Paragraph_20_Font"><text:span text:style-name="T17"> </text:span></text:span><text:span text:style-name="Default_20_Paragraph_20_Font"><text:span text:style-name="T13">65536</text:span></text:span></text:p>
      <text:p text:style-name="P25"/>
      <text:p text:style-name="P24"># Andmebaasist lugemise ja kirjutamise puhvrite suurus baitides</text:p>
      <text:p text:style-name="P19"><text:span text:style-name="Default_20_Paragraph_20_Font"><text:span text:style-name="T23">database_buffer_size</text:span></text:span><text:span text:style-name="Default_20_Paragraph_20_Font"><text:span text:style-name="T16"> =</text:span></text:span><text:span text:style-name="Default_20_Paragraph_20_Font"><text:span text:style-name="T13"> 65536</text:span></text:span></text:p>
      <text:p text:style-name="P21"/>
      <text:p text:style-name="P24"># Veateadete e-mailiga administraatorile saatmise seaded</text:p>
      <text:p text:style-name="P24"># Kui järgnevad seaded on määratud, siis saadetakse kõigi DVK</text:p>
      <text:p text:style-name="P24"># kliendi töö käigus tekkivate vigade andmed administraatorile</text:p>
      <text:p text:style-name="P19"><text:span text:style-name="Default_20_Paragraph_20_Font"><text:span text:style-name="T23">mail.host </text:span></text:span><text:span text:style-name="Default_20_Paragraph_20_Font"><text:span text:style-name="T16">= </text:span></text:span><text:span text:style-name="Default_20_Paragraph_20_Font"><text:span text:style-name="T13">mail.asutus.ee</text:span></text:span></text:p>
      <text:p text:style-name="P19"><text:span text:style-name="Default_20_Paragraph_20_Font"><text:span text:style-name="T23">mail.from </text:span></text:span><text:span text:style-name="Default_20_Paragraph_20_Font"><text:span text:style-name="T16">= </text:span></text:span><text:span text:style-name="Default_20_Paragraph_20_Font"><text:span text:style-name="T13">dvkclient@asutus.ee</text:span></text:span></text:p>
      <text:p text:style-name="P19"><text:span text:style-name="Default_20_Paragraph_20_Font"><text:span text:style-name="T23">mail.to </text:span></text:span><text:span text:style-name="Default_20_Paragraph_20_Font"><text:span text:style-name="T16">= </text:span></text:span><text:span text:style-name="Default_20_Paragraph_20_Font"><text:span text:style-name="T13">administraator@asutus.ee</text:span></text:span></text:p>
      <text:p text:style-name="P20"/>
      <text:p text:style-name="Normal"/>
      <text:h text:style-name="Heading_20_2" text:outline-level="2"><text:bookmark-start text:name="_Toc203835268"/><text:bookmark-start text:name="_Toc285204021"/>Konfiguratsioonimuutujate selgitused<text:bookmark-end text:name="_Toc203835268"/><text:bookmark-end text:name="_Toc285204021"/></text:h>
      <text:p text:style-name="P38">client_producer_name</text:p>
      <text:p text:style-name="P7">Andmekogu nimetus, mille poole DVK klient vaikimisi pöördub. Kui klient peaks vaikimisi andmeid vahetama DVK keskserveriga, siis on selle parameetri väärtuseks „dhl“.</text:p>
      <text:p text:style-name="P38">client_specification_version</text:p>
      <text:p text:style-name="P7">DVK spetsifikatsiooni versioon, millega universaalklient peaks oma töös ühilduma. Universaalklient ei kasuta oma töös uuemaid päringuid, kui siin märgitud spetsifikatsiooni versioon sisaldas.</text:p>
      <text:p text:style-name="P38">adit_producer_name</text:p>
      <text:p text:style-name="P40">Adit andmekogu nimi, mille poole DVK klient vaikimisi pöördub.</text:p>
      <text:p text:style-name="P39">client_adit_information_system_name</text:p>
      <text:p text:style-name="P38"><text:span text:style-name="Default_20_Paragraph_20_Font"><text:span text:style-name="T26">Adit_infosüsteem parameeter, mis lisatakse päringute tegemisel päisesse. Süsteemi nimetus millena on registreeritud aditisse. </text:span></text:span></text:p>
      <text:p text:style-name="P38">client_config_file</text:p>
      <text:p text:style-name="P7">DVK kliendi andmebaasiühenduste faili asukoht (näiteks C:\dvk_client\client_config.xml või /home/users/dvk_client/client_config.xml).</text:p>
      <text:p text:style-name="P7">Antud parameeter peab viitama XML failile, kus on kirjas kliendi poolt kasutatavate andmebaasiühenduste parameetrid. Andmebaasiühenduste all on siin silmas peetud andmebaase, milles asuvaid dokumente DVK klient DVK serverisse edastab või vastu võtab..</text:p>
      <text:p text:style-name="P38">client_service_url</text:p>
      <text:p text:style-name="P7">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38">client_default_org_code</text:p>
      <text:p text:style-name="P7">DVK kliendi poolt X-Tee päringute tegemisel vaikimisi kasutatav asutuse registrikood. Antud registri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registrikoodiga.</text:p>
      <text:p text:style-name="P38"><text:soft-page-break/>client_default_person_code</text:p>
      <text:p text:style-name="P7">DVK kliendi poolt X-Tee päringute tegemisel vaikimisi kasutatav isikukood. Antud isiku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isikukoodiga.</text:p>
      <text:p text:style-name="P38">client_keystore_file</text:p>
      <text:p text:style-name="P7">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7">Kasutatakse ainult juhul, kui universaalklient suhtleb turvaserveriga HTTPS protokolli kasutades.</text:p>
      <text:p text:style-name="P38">client_keystore_password</text:p>
      <text:p text:style-name="P7">Asutuse võtmepaari sisaldava võtmehoidla avamiseks vajalik parool.</text:p>
      <text:p text:style-name="P7">Kasutatakse ainult juhul, kui universaalklient suhtleb turvaserveriga HTTPS protokolli kasutades.</text:p>
      <text:p text:style-name="P38">client_keystore_type</text:p>
      <text:p text:style-name="P41">Asutuse võtmepaari sisaldava võtmehoidla tüüp. Võimalikud väärtused on:</text:p>
      <text:list xml:id="list31168324" text:style-name="L4">
        <text:list-item>
          <text:p text:style-name="P72">jks</text:p>
        </text:list-item>
        <text:list-item>
          <text:p text:style-name="P72">pkcs12</text:p>
        </text:list-item>
      </text:list>
      <text:p text:style-name="P7">Kasutatakse ainult juhul, kui universaalklient suhtleb turvaserveriga HTTPS protokolli kasutades.</text:p>
      <text:p text:style-name="P38">client_truststore_file</text:p>
      <text:p text:style-name="P7">Turvaserveri avalikku võtit (sertifikaati) sisaldava võtmehoidla faili nimi (või täielik failiteekond, kui võtmehoidla asub mujal kui universaalkliendi juurkaustas). Peaks olema JKS võtmehoidla.</text:p>
      <text:p text:style-name="P7">Kasutatakse ainult juhul, kui universaalklient suhtleb turvaserveriga HTTPS protokolli kasutades.</text:p>
      <text:p text:style-name="P38">client_truststore_password</text:p>
      <text:p text:style-name="P7">Turvaserveri avalikku võtit (sertifikaati) sisaldava võtmehoidla avamiseks vajalik parool.</text:p>
      <text:p text:style-name="P7">Kasutatakse ainult juhul, kui universaalklient suhtleb turvaserveriga HTTPS protokolli kasutades.</text:p>
      <text:p text:style-name="P38">client_truststore_type</text:p>
      <text:p text:style-name="P7">Turvaserveri avalikku võtit (sertifikaati) sisaldava võtmehoidla tüüp. Peaks olema „jks“ (ilma jutumärkideta).</text:p>
      <text:p text:style-name="P7">Kasutatakse ainult juhul, kui universaalklient suhtleb turvaserveriga HTTPS protokolli kasutades.</text:p>
      <text:p text:style-name="P38">client_use_fragmenting</text:p>
      <text:p text:style-name="P7">Määrab, kas klient kasutab suurte dokumentide puhul andmete tükeldamist. Kui antud parameeter on aktiveeritud, siis jaotatakse suured failid enne saatmist tükkideks ning seejärel saadetakse tükid ükshaaval serverisse.</text:p>
      <text:p text:style-name="P7">Suurte dokumentide tükeldamine on kasulik selleks, et klient ega server ei peaks suuri andmehulki ühekorraga töötlema ja et andmete edastamisel DVK server või mõni vahepealne X-Tee turvaserver timeout-i tõttu tööd ei katkestaks.</text:p>
      <text:p text:style-name="P38">client_fragment_size_bytes</text:p>
      <text:p text:style-name="P7">Määrab, kui suurteks tükkideks andmed saatmisel ja vastuvõtmisel tükeldatakse.</text:p>
      <text:p text:style-name="P38">client_status_waiting_id</text:p>
      <text:p text:style-name="P7">Dokumendi staatuse „Ootel“ numbriline vaste kliendi andmetabelites.</text:p>
      <text:p text:style-name="P38"><text:soft-page-break/>client_status_sending_id</text:p>
      <text:p text:style-name="P7">Dokumendi staatuse „Saatmisel“ numbriline vaste kliendi andmetabelites.</text:p>
      <text:p text:style-name="P38">client_status_sent_id</text:p>
      <text:p text:style-name="P7">Dokumendi staatuse „Saadetud“ numbriline vaste kliendi andmetabelites.</text:p>
      <text:p text:style-name="P38">client_status_canceled_id</text:p>
      <text:p text:style-name="P7">Dokumendi staatuse „Katkestatud“ numbriline vaste kliendi andmetabelites.</text:p>
      <text:p text:style-name="P38">client_status_received_id</text:p>
      <text:p text:style-name="P7">Dokumendi staatuse „Saabunud“ numbriline vaste kliendi andmetabelites.</text:p>
      <text:p text:style-name="P38">client_integrated_amphora_functions</text:p>
      <text:p text:style-name="P7">Lülitab sisse või välja teatud Amphora dokumendihaldustarkvarale spetsiifilised asutuste andmete sünkroniseerimise funktsioonid.</text:p>
      <text:p text:style-name="P38">log_errors</text:p>
      <text:p text:style-name="P7">Määrab, kas serveri töö käigus tekkivad vead kirjutatakse logifaili.</text:p>
      <text:p text:style-name="P38">error_log_file</text:p>
      <text:p text:style-name="P7">Vigade logifaili asukoht.</text:p>
      <text:p text:style-name="P38">binary_buffer_size</text:p>
      <text:p text:style-name="P7">Kõvakettalt andmete lugemiseks ja kõvakettale andmete kirjutamiseks kasutatava puhvri suurus baitides. Üldjuhul pole seda vaja muuta, aga teataval määral võimaldab see DVK serveri töökiirust ja mälukasutust mõjutada.</text:p>
      <text:p text:style-name="P38">database_buffer_size</text:p>
      <text:p text:style-name="P7">Andmebaasist andmete lugemiseks ja andmebaasi andmete kirjutamiseks kasutatava puhvri suurus baitides. Üldjuhul pole seda vaja muuta, aga teataval määral võimaldab see DVK serveri töökiirust ja mälukasutust mõjutada.</text:p>
      <text:p text:style-name="P38">mail.host</text:p>
      <text:p text:style-name="P7">E-posti serveri nimi või aadress. Kasutatakse administraatorile veateadete saatmiseks ja süsteemsete teadete saatmiseks DVK serveri kasutajatele.</text:p>
      <text:p text:style-name="P38">mail.from</text:p>
      <text:p text:style-name="P7">E-posti aadress, mille nimel DVK klient või server e-kirju välja saadab.</text:p>
      <text:p text:style-name="P38">mail.to</text:p>
      <text:p text:style-name="P7">E-posti aadress, kuhu DVK klient või server töös tekkinud vigade kohta e-kirju saadab.</text:p>
      <text:p text:style-name="P38">test_config_file</text:p>
      <text:p text:style-name="P16">DVK testkliendi konfiguratsioonifaili asukoht.</text:p>
      <text:p text:style-name="P7">Reaalses töös ei lähe seda seadistust vaja.</text:p>
      <text:p text:style-name="P38">test_person_id_code</text:p>
      <text:p text:style-name="P16">DVK testkliendi poolt X-Tee päringute saatmisel kasutatav isikukood.</text:p>
      <text:p text:style-name="P7">Reaalses töös ei lähe seda seadistust vaja.</text:p>
      <text:p text:style-name="P38">test_org_code</text:p>
      <text:p text:style-name="P16">DVK testkliendi poolt X-Tee päringute saatmisel kasutatav asutuse registrikood.</text:p>
      <text:p text:style-name="P7">Reaalses töös ei lähe seda seadistust vaja.</text:p>
      <text:p text:style-name="P38"><text:soft-page-break/>test_log_file</text:p>
      <text:p text:style-name="P16">DVK testkliendi logifaili asukoht.</text:p>
      <text:p text:style-name="P7">Reaalses töös ei lähe seda seadistust vaja.</text:p>
      <text:p text:style-name="P38">performance_log_file</text:p>
      <text:p text:style-name="P16">DVK serveri või kliendi jõudlusandemete logi asukoht.</text:p>
      <text:p text:style-name="P7">Üldjuhul peaks see parameeter määramata olema.</text:p>
      <text:p text:style-name="P7"/>
      <text:h text:style-name="Heading_20_1" text:outline-level="1"><text:bookmark-start text:name="_Ref135130446"/><text:bookmark-start text:name="_Toc285204022"/>Konfiguratsioonifail client_config.xml<text:bookmark-end text:name="_Ref135130446"/><text:bookmark-end text:name="_Toc285204022"/></text:h>
      <text:p text:style-name="P9">Konfiguratsioonifail client_config.xml asub DVK kliendi juurkataloogis ja sisaldab nimekirja andmebaasidest, milles paiknevate andmetega DVK klient töötab.</text:p>
      <text:p text:style-name="P9">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1">Parameeter</text:p>
          </table:table-cell>
          <table:table-cell table:style-name="Table2.A1" office:value-type="string">
            <text:p text:style-name="P11">Selgitus</text:p>
          </table:table-cell>
        </table:table-row>
        <table:table-row>
          <table:table-cell table:style-name="Table2.A1" office:value-type="string">
            <text:p text:style-name="P13">provider</text:p>
          </table:table-cell>
          <table:table-cell table:style-name="Table2.A1" office:value-type="string">
            <text:p text:style-name="P43">Andmebaasi tüüp.</text:p>
            <text:p text:style-name="P44">Valikud: MSSQL, MSSQL2005, ORACLE_10G, ORACLE_11G, POSTGRE, SQLANYWHERE.</text:p>
            <text:p text:style-name="P44"/>
            <text:p text:style-name="P44">MSSQL = Microsoft SQL Server 2000</text:p>
            <text:p text:style-name="P44">MSSQL2005 = Microsoft SQL Server 2005, 2008 või 2008 R2</text:p>
            <text:p text:style-name="P44">ORACLE_10G = Oracle 10g</text:p>
            <text:p text:style-name="P44">ORACLE_11G = Oracle 11g</text:p>
            <text:p text:style-name="P44">POSTGRE = Postgre SQL 8.0 või uuem</text:p>
            <text:p text:style-name="P44">SQLANYWHERE = SQL Anywhere 9.0 või uuem</text:p>
          </table:table-cell>
        </table:table-row>
        <table:table-row>
          <table:table-cell table:style-name="Table2.A1" office:value-type="string">
            <text:p text:style-name="P13">server_name</text:p>
          </table:table-cell>
          <table:table-cell table:style-name="Table2.A1" office:value-type="string">
            <text:p text:style-name="P43">Andmebaasiserveri nimi või IP aadress.</text:p>
          </table:table-cell>
        </table:table-row>
        <table:table-row>
          <table:table-cell table:style-name="Table2.A1" office:value-type="string">
            <text:p text:style-name="P13">server_port</text:p>
          </table:table-cell>
          <table:table-cell table:style-name="Table2.A1" office:value-type="string">
            <text:p text:style-name="P43">Andmebaasiserveriga ühendamiseks kasutatava pordi number</text:p>
          </table:table-cell>
        </table:table-row>
        <table:table-row>
          <table:table-cell table:style-name="Table2.A1" office:value-type="string">
            <text:p text:style-name="P13">database_name</text:p>
          </table:table-cell>
          <table:table-cell table:style-name="Table2.A1" office:value-type="string">
            <text:p text:style-name="P43">kasutatava andmebaasi nimi</text:p>
          </table:table-cell>
        </table:table-row>
        <table:table-row>
          <table:table-cell table:style-name="Table2.A1" office:value-type="string">
            <text:p text:style-name="P13">username</text:p>
          </table:table-cell>
          <table:table-cell table:style-name="Table2.A1" office:value-type="string">
            <text:p text:style-name="P43">andmebaasi kasutaja kasutajanimi</text:p>
          </table:table-cell>
        </table:table-row>
        <table:table-row>
          <table:table-cell table:style-name="Table2.A1" office:value-type="string">
            <text:p text:style-name="P13">password</text:p>
          </table:table-cell>
          <table:table-cell table:style-name="Table2.A1" office:value-type="string">
            <text:p text:style-name="P43">andmebaasi kasutaja parool</text:p>
          </table:table-cell>
        </table:table-row>
        <table:table-row>
          <table:table-cell table:style-name="Table2.A1" office:value-type="string">
            <text:p text:style-name="P13">process_name</text:p>
          </table:table-cell>
          <table:table-cell table:style-name="Table2.A1" office:value-type="string">
            <text:p text:style-name="P43">andmebaasi protsessi nimi (vajalik näit. Oracle andmebaaside puhul)</text:p>
          </table:table-cell>
        </table:table-row>
        <table:table-row>
          <table:table-cell table:style-name="Table2.A1" office:value-type="string">
            <text:p text:style-name="P13">instance_name</text:p>
          </table:table-cell>
          <table:table-cell table:style-name="Table2.A1" office:value-type="string">
            <text:p text:style-name="P43">andmebaasi instantsi nimi (võib olla vajalik MsSql andmebaaside puhul)</text:p>
          </table:table-cell>
        </table:table-row>
        <table:table-row>
          <table:table-cell table:style-name="Table2.A1" office:value-type="string">
            <text:p text:style-name="P13">schema_name</text:p>
          </table:table-cell>
          <table:table-cell table:style-name="Table2.A1" office:value-type="string">
            <text:p text:style-name="P43">andmebaasiskeemi nimi (kasutatakse PostgreSQL andmebaaside puhul)</text:p>
          </table:table-cell>
        </table:table-row>
        <table:table-row>
          <table:table-cell table:style-name="Table2.A1" office:value-type="string">
            <text:p text:style-name="P13">db_to_db_communication_only</text:p>
          </table:table-cell>
          <table:table-cell table:style-name="Table2.A1" office:value-type="string">
            <text:p text:style-name="P43">Määrab, kas antud andmebaasiühendus on mõeldud ainult selleks, et mõne teise kohaliku andmebaasiga dokumente vahetada. Võimalikud väärtused:</text:p>
            <text:p text:style-name="P42"><text:span text:style-name="Default_20_Paragraph_20_Font"><text:span text:style-name="T9">true</text:span></text:span><text:span text:style-name="Default_20_Paragraph_20_Font"><text:span text:style-name="T3"> – sellisel juhul kasutab universaalklient antud andmebaasiühendust ainult selleks, et sinna oma põhiandmebaasi(de)st vajadusel dokumente saata. Universaalklient ei ürita selles andmebaasis olevaid dokumente DVK keskserveriga sünkroniseerida ega ühelgi muul viisil välja saata. Kasulik juhul, kui antud andmebaasil on oma eraldiseisev universaalklient juba olemas.</text:span></text:span></text:p>
            <text:p text:style-name="P42"><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42"><text:span text:style-name="Default_20_Paragraph_20_Font"><text:span text:style-name="T3">Antud paramee</text:span></text:span><text:span text:style-name="Default_20_Paragraph_20_Font"><text:span text:style-name="T3">tri vaikeväärtuseks on </text:span></text:span><text:span text:style-name="Default_20_Paragraph_20_Font"><text:span text:style-name="T9">false</text:span></text:span><text:span text:style-name="Default_20_Paragraph_20_Font"><text:span text:style-name="T3">.</text:span></text:span></text:p>
          </table:table-cell>
        </table:table-row>
        <table:table-row>
          <table:table-cell table:style-name="Table2.A1" office:value-type="string">
            <text:p text:style-name="P13">delete_old_documents_after_days</text:p>
          </table:table-cell>
          <table:table-cell table:style-name="Table2.A1" office:value-type="string">
            <text:p text:style-name="P43">Määrab, mitmest päevast vanemad dokumendid kustutatakse juhul, kui start_delete.cmd või start_delete.sh skript käivitatakse ilma parameetriteta. Kui antud parameeter jätta <text:soft-page-break/>määramata või määrata parameetri väärtuseks 1-st väiksem arv, siis ei kustutata start_delete.cmd või start_delete.sh skripti käivitamisel ühtegi dokumenti.</text:p>
          </table:table-cell>
        </table:table-row>
      </table:table>
      <text:p text:style-name="P45">Järgnev näidislisting demonstreerib konfiguratsiooniseadeid MsSQL 2000, MsSQL 2005/2008, Oracle 10g, PostgreSQL ja SQL Anywhere andmebaaside puhul.</text:p>
      <text:p text:style-name="P22"/>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text:span></text:span><text:span text:style-name="Default_20_Paragraph_20_Font"><text:span text:style-name="T16">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p</text:span></text:span><text:span text:style-name="Default_20_Paragraph_20_Font"><text:span text:style-name="T16">ostgr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postgr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SQLANYWHE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localhost</text:span></text:span><text:span text:style-name="Default_20_Paragraph_20_Font"><text:span text:style-name="T13">&lt;/</text:span></text:span><text:span text:style-name="Default_20_Paragraph_20_Font"><text:span text:style-name="T24">server_n</text:span></text:span><text:span text:style-name="Default_20_Paragraph_20_Font"><text:span text:style-name="T24">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2638</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25">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oft-page-break/><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7"/>
      <text:p text:style-name="P45">Lisaks otseselt andmebaasiühendusega seotud parameetritele saab konfiguratsioonifailis client_config.xml määrata iga andmebaasi jaoks ka DVK ühendusega seotud parameetreid.</text:p>
      <text:p text:style-name="P9">Kirjeldada on võimalik järgmisi parameetreid:</text:p>
      <table:table table:name="Table3" table:style-name="Table3">
        <table:table-column table:style-name="Table3.A"/>
        <table:table-column table:style-name="Table3.B"/>
        <table:table-row>
          <table:table-cell table:style-name="Table3.A1" office:value-type="string">
            <text:p text:style-name="P11">Parameeter</text:p>
          </table:table-cell>
          <table:table-cell table:style-name="Table3.A1" office:value-type="string">
            <text:p text:style-name="P11">Selgitus</text:p>
          </table:table-cell>
        </table:table-row>
        <table:table-row>
          <table:table-cell table:style-name="Table3.A1" office:value-type="string">
            <text:p text:style-name="P13">service_url</text:p>
          </table:table-cell>
          <table:table-cell table:style-name="Table3.A1" office:value-type="string">
            <text:p text:style-name="P43">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3">send_documents_ver</text:p>
          </table:table-cell>
          <table:table-cell table:style-name="Table3.A1" office:value-type="string">
            <text:p text:style-name="P43">kasutatava sendDocuments päringu versiooni number.</text:p>
          </table:table-cell>
        </table:table-row>
        <table:table-row>
          <table:table-cell table:style-name="Table3.A1" office:value-type="string">
            <text:p text:style-name="P13">receive_documents_ver</text:p>
          </table:table-cell>
          <table:table-cell table:style-name="Table3.A1" office:value-type="string">
            <text:p text:style-name="P43">kasutatava receiveDocuments päringu versiooni number.</text:p>
          </table:table-cell>
        </table:table-row>
        <table:table-row>
          <table:table-cell table:style-name="Table3.A1" office:value-type="string">
            <text:p text:style-name="P13">mark_documents_received_ver</text:p>
          </table:table-cell>
          <table:table-cell table:style-name="Table3.A1" office:value-type="string">
            <text:p text:style-name="P43">kasutatava markDocumentsReceived päringu versiooni number.</text:p>
          </table:table-cell>
        </table:table-row>
        <table:table-row>
          <table:table-cell table:style-name="Table3.A1" office:value-type="string">
            <text:p text:style-name="P13">get_send_status_ver</text:p>
          </table:table-cell>
          <table:table-cell table:style-name="Table3.A1" office:value-type="string">
            <text:p text:style-name="P43">kasutatava getSendStatus päringu versiooni number.</text:p>
          </table:table-cell>
        </table:table-row>
        <table:table-row>
          <table:table-cell table:style-name="Table3.A1" office:value-type="string">
            <text:p text:style-name="P13">get_sending_options_ver</text:p>
          </table:table-cell>
          <table:table-cell table:style-name="Table3.A1" office:value-type="string">
            <text:p text:style-name="P43">kasutatava getSendingOptions päringu versiooni number.</text:p>
          </table:table-cell>
        </table:table-row>
        <table:table-row>
          <table:table-cell table:style-name="Table3.A1" office:value-type="string">
            <text:p text:style-name="P13">default_status_id</text:p>
          </table:table-cell>
          <table:table-cell table:style-name="Table3.A1" office:value-type="string">
            <text:p text:style-name="P43">saabunud dokumendile vaikimisi määratava staatuse väärtus (ID).</text:p>
          </table:table-cell>
        </table:table-row>
        <table:table-row>
          <table:table-cell table:style-name="Table3.A9" office:value-type="string">
            <text:p text:style-name="P13">adit_get_send_status</text:p>
          </table:table-cell>
          <table:table-cell table:style-name="Table3.A9" office:value-type="string">
            <text:p text:style-name="P43">kasutatava aditGetSendStatus päringu versiooni number</text:p>
          </table:table-cell>
        </table:table-row>
      </table:table>
      <text:p text:style-name="P45">Järgnev näidislisting demonstreerib DVK ühenduse konfiguratsiooniseadete määramist.</text:p>
      <text:p text:style-name="P23"/>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rvice_url</text:span></text:span><text:span text:style-name="Default_20_Paragraph_20_Font"><text:span text:style-name="T13">&gt;</text:span></text:span><text:span text:style-name="Default_20_Paragraph_20_Font"><text:span text:style-name="T16">http://TURVASERVER/cgi-bin/consumer_proxy</text:span></text:span><text:span text:style-name="Default_20_Paragraph_20_Font"><text:span text:style-name="T13">&lt;/</text:span></text:span><text:span text:style-name="Default_20_Paragraph_20_Font"><text:span text:style-name="T24">service_url</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send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4">receive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mark_documents_received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end_statu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get_sending_option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ubdivis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occupat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9</text:span></text:span><text:span text:style-name="Default_20_Paragraph_20_Font"><text:span text:style-name="T13">&lt;/</text:span></text:span><text:span text:style-name="Default_20_Paragraph_20_Font"><text:span text:style-name="T24">default_status_id</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32">adit_get_send_status</text:span></text:span><text:span text:style-name="Default_20_Paragraph_20_Font"><text:span text:style-name="T13">&gt;1&lt;/</text:span></text:span><text:span text:style-name="Default_20_Paragraph_20_Font"><text:span text:style-name="T33">adit_get_send_statu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19"/>
      <text:p text:style-name="Normal"/>
      <text:h text:style-name="Heading_20_1" text:outline-level="1"><text:bookmark-start text:name="_Toc285204023"/>Universaalkliendi seadistamine HTTPS protokolli kasutamiseks<text:bookmark-end text:name="_Toc285204023"/></text:h>
      <text:p text:style-name="P41">Kui andmevahetuseks X-Tee turvaserveriga kasutatakse HTTPS protokolli, siis tähendab see sisuliselt, et:</text:p>
      <text:list xml:id="list31169868" text:style-name="L5">
        <text:list-item>
          <text:p text:style-name="P73"><text:soft-page-break/>turvaserver tõendab ennast universaalkliendile turvaserveri sertifikaadi abil;</text:p>
        </text:list-item>
        <text:list-item>
          <text:p text:style-name="P73">universaalklient tõendab päringu käivitanud asutuse turvaserverile asutuse sertifikaadi abil.</text:p>
        </text:list-item>
      </text:list>
      <text:p text:style-name="P46">See erineb mõnevõrra veebis kohatavast HTTPS kasutusest, kus ainult server peab oma identiteeti tõendama.</text:p>
      <text:p text:style-name="P46">Seega on universaalkliendi ja turvaserveri HTTPS andmevahetuse seadistamiseks vaja:</text:p>
      <text:list xml:id="list31189395" text:continue-numbering="true" text:style-name="L5">
        <text:list-item>
          <text:p text:style-name="P73">turvaserveri avalikku võtit (sertifikaati)</text:p>
        </text:list-item>
        <text:list-item>
          <text:p text:style-name="P73">asutuse avalikku ja privaatvõtit (võtmepaari konteinerit)</text:p>
        </text:list-item>
      </text:list>
      <text:p text:style-name="P47">Turvaserveri sertifikaat genereeritakse turvaserveris ja avaliku võtme saab eksportida „Konfiguratsioon“ -&gt; „Serverid“ -&gt; „Infosüsteemi serverid“ alajaotuses „Ekspordi sertifikaat“ käsuga.</text:p>
      <text:p text:style-name="P47">Asutuse võtmepaar koostatakse tüüpiliselt sertifitseerimisteenuse pakkuja poolt. Võimalik on muidugi kasutada ka ise genereeritud asutuse sertifikaate (<text:a xlink:type="simple" xlink:href="http://en.wikipedia.org/wiki/Self-signed_certificate" office:target-frame-name="_top" xlink:show="replace">http://en.wikipedia.org/wiki/Self-signed_certificate</text:a>). Igal juhul läheb vaja sama võtmepaari, mille avalik võti on turvaserveris asutusega seotud.</text:p>
      <text:p text:style-name="P47"/>
      <text:p text:style-name="P47">Universaalkliendi seadistamisel on vaja koostada vähemalt üks java võtmehoidla (keystore) fail. Selleks saab kasutada:</text:p>
      <text:list xml:id="list31191713" text:style-name="L6">
        <text:list-item>
          <text:p text:style-name="P74">Java bin kasutas asuvat käsurea programmi keytool</text:p>
        </text:list-item>
        <text:list-item>
          <text:p text:style-name="P74">graafilise kasutajaliidesega rakendust, näiteks Portecle (<text:a xlink:type="simple" xlink:href="http://sourceforge.net/projects/portecle/" office:target-frame-name="_top" xlink:show="replace">http://sourceforge.net/projects/portecle/</text:a>)</text:p>
        </text:list-item>
      </text:list>
      <text:p text:style-name="P47"/>
      <text:p text:style-name="P47">Universaalkliendi seadistamiseks toimi nii:</text:p>
      <text:list xml:id="list31190468" text:style-name="L7">
        <text:list-item>
          <text:p text:style-name="P75">Ekspordi turvaserveri sertifikaadi avalik võti ja paiguta see java võtmehoidla faili. Sertifikaadi eksportimisel väljastab turvaserver sertifikaadi PEM ja DER failidena. Võtmehoidla koostamiseks sobib neist ükskõik kumb.</text:p>
        </text:list-item>
      </text:list>
      <text:p text:style-name="P47">Keytool käsk võtmehoidla koostamiseks on järgmine:</text:p>
      <text:p text:style-name="P47">keytool -import -noprompt -trustcacerts -alias <text:span text:style-name="Default_20_Paragraph_20_Font"><text:span text:style-name="T11">turvaserver</text:span></text:span> -file <text:span text:style-name="Default_20_Paragraph_20_Font"><text:span text:style-name="T11">cert.pem</text:span></text:span> -keystore <text:span text:style-name="Default_20_Paragraph_20_Font"><text:span text:style-name="T11">XTeeTurvaserverKeystore.jks</text:span></text:span> -storepass <text:span text:style-name="Default_20_Paragraph_20_Font"><text:span text:style-name="T11">parool</text:span></text:span><text:line-break/></text:p>
      <text:list xml:id="list31197143" text:continue-numbering="true" text:style-name="L7">
        <text:list-item>
          <text:p text:style-name="P75">Paiguta loodud võtmehoidla fail universaalkliendi juurkausta.</text:p>
        </text:list-item>
        <text:list-item>
          <text:p text:style-name="P75">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7">Keytool käsk võtmepaari importimiseks võtmehoidlasse on järgmine:</text:p>
      <text:p text:style-name="P47">keytool -importkeystore -srckeystore <text:span text:style-name="Default_20_Paragraph_20_Font"><text:span text:style-name="T11">asutus.p12</text:span></text:span> -destkeystore <text:span text:style-name="Default_20_Paragraph_20_Font"><text:span text:style-name="T11">XTeeTurvaserverKeystore.jks</text:span></text:span> -srcstoretype <text:span text:style-name="Default_20_Paragraph_20_Font"><text:span text:style-name="T11">pkcs12</text:span></text:span> -srcstorepass <text:span text:style-name="Default_20_Paragraph_20_Font"><text:span text:style-name="T11">parool</text:span></text:span> -deststorepass <text:span text:style-name="Default_20_Paragraph_20_Font"><text:span text:style-name="T11">pa</text:span></text:span><text:span text:style-name="Default_20_Paragraph_20_Font"><text:span text:style-name="T11">rool</text:span></text:span></text:p>
      <text:list xml:id="list31184233" text:continue-numbering="true" text:style-name="L7">
        <text:list-item>
          <text:p text:style-name="P75">Väärtusta universaalkliendi konfiguratsioonifailis <text:span text:style-name="Default_20_Paragraph_20_Font"><text:span text:style-name="T11">dvk_client.properties</text:span></text:span> SSL ühenduse seaded.</text:p>
        </text:list-item>
      </text:list>
      <text:p text:style-name="P47">Kui asutuse võtmepaar asub eraldi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pkcs12</text:span></text:span></text:p>
      <text:p text:style-name="P31"># Truststore parameetrid viitavad turvaserveri avalikku võtit sisaldavale võtmehoidlale</text:p>
      <text:p text:style-name="P32"><text:span text:style-name="Default_20_Paragraph_20_Font"><text:span text:style-name="T23">client_truststor</text:span></text:span><text:span text:style-name="Default_20_Paragraph_20_Font"><text:span text:style-name="T23">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7">Kui mitme asutuse võtmepaarid imporditi ühte võtmehoidlasse kokku, siis näeb seadistus välja umbes järgmine:</text:p>
      <text:p text:style-name="P31"/>
      <text:p text:style-name="P31"># SSL ühenduse kasutamine</text:p>
      <text:p text:style-name="P31"><text:soft-page-break/>#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ed.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7">Kui turvaserveri sertifikaat ja asutuste võtmepaarid asuvad kõik koos ühes võtmehoidla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XTeeTurvaserverKeystore.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2"/>
      <text:list xml:id="list31205265" text:continue-numbering="true" text:style-name="L7">
        <text:list-item>
          <text:p text:style-name="P75">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1176553" text:style-name="L8">
        <text:list-item>
          <text:p text:style-name="P76">Universaalkliendi kaustast leiad faili <text:span text:style-name="Default_20_Paragraph_20_Font"><text:span text:style-name="T8">clien</text:span></text:span><text:span text:style-name="Default_20_Paragraph_20_Font"><text:span text:style-name="T8">t_config.xml</text:span></text:span>. Kirjelda selles failis ära kõik teadaolevad andmebaasid, mis peaksid suutma omavahel andmeid vahetada.</text:p>
        </text:list-item>
      </text:list>
      <text:p text:style-name="P48"/>
      <text:p text:style-name="P50"><text:span text:style-name="Default_20_Paragraph_20_Font"><text:span text:style-name="T13">&lt;?</text:span></text:span><text:span text:style-name="Default_20_Paragraph_20_Font"><text:span text:style-name="T27">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50"><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32">adit_get_send_status</text:span></text:span><text:span text:style-name="Default_20_Paragraph_20_Font"><text:span text:style-name="T13">&gt;1&lt;/</text:span></text:span><text:span text:style-name="Default_20_Paragraph_20_Font"><text:span text:style-name="T33">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text:span></text:span><text:span text:style-name="Default_20_Paragraph_20_Font"><text:span text:style-name="T27">ete_old_documents_after_days</text:span></text:span><text:span text:style-name="Default_20_Paragraph_20_Font"><text:span text:style-name="T13">&gt;</text:span></text:span></text:p>
      <text:p text:style-name="P50"><text:soft-page-break/><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32">adit_get_send_status</text:span></text:span><text:span text:style-name="Default_20_Paragraph_20_Font"><text:span text:style-name="T13">&gt;1&lt;/</text:span></text:span><text:span text:style-name="Default_20_Paragraph_20_Font"><text:span text:style-name="T33">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text:span></text:span><text:span text:style-name="Default_20_Paragraph_20_Font"><text:span text:style-name="T27">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postgr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32">adit_get_send_status</text:span></text:span><text:span text:style-name="Default_20_Paragraph_20_Font"><text:span text:style-name="T13">&gt;1&lt;/</text:span></text:span><text:span text:style-name="Default_20_Paragraph_20_Font"><text:span text:style-name="T33">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50"><text:span text:style-name="Default_20_Paragraph_20_Font"><text:span text:style-name="T13"><text:s text:c="2"/></text:span></text:span><text:span text:style-name="Default_20_Paragraph_20_Font"><text:span text:style-name="T13"><text:s text:c="2"/>&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32">adit_get_send_status</text:span></text:span><text:span text:style-name="Default_20_Paragraph_20_Font"><text:span text:style-name="T13">&gt;1&lt;/</text:span></text:span><text:span text:style-name="Default_20_Paragraph_20_Font"><text:span text:style-name="T33">adit_get_send_status</text:span></text:span><text:span text:style-name="Default_20_Paragraph_20_Font"><text:span text:style-name="T13">&gt;</text:span></text:span></text:p>
      <text:p text:style-name="P50"><text:soft-page-break/><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text:span></text:span><text:span text:style-name="Default_20_Paragraph_20_Font"><text:span text:style-name="T27">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25">SQLANYWHE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25">localhost</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25">2638</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25">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25">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32">adit_get_send_status</text:span></text:span><text:span text:style-name="Default_20_Paragraph_20_Font"><text:span text:style-name="T13">&gt;1&lt;/</text:span></text:span><text:span text:style-name="Default_20_Paragraph_20_Font"><text:span text:style-name="T33">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9"><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51"/>
      <text:p text:style-name="P52">Kui mõnel loetletud andmebaasidest on oma universaalklient juba olemas (s.t antud UK ei tohiks selle baasi andmeid DVK keskserveriga vahetada), siis tuleks selle andmebaasi kirjelduses elemendi <text:span text:style-name="Default_20_Paragraph_20_Font"><text:span text:style-name="T28">db_to_db_communication_only</text:span></text:span> väärtuseks määrata <text:span text:style-name="Default_20_Paragraph_20_Font"><text:span text:style-name="T18">true</text:span></text:span>. Kui tegemist on teise UK andmebaasiga, siis võib konfiguratsioonifailis tühjaks jätta alajaotuse <text:span text:style-name="Default_20_Paragraph_20_Font"><text:span text:style-name="T28">dvk_settings</text:span></text:span>.</text:p>
      <text:list xml:id="list31204546" text:continue-numbering="true" text:style-name="L8">
        <text:list-item>
          <text:p text:style-name="P76">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text:span></text:span><text:span text:style-name="Default_20_Paragraph_20_Font"><text:span text:style-name="T8">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short_name</text:span></text:span> ja <text:span text:style-name="Default_20_Paragraph_20_Font"><text:span text:style-name="T8">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7"/>
      <text:h text:style-name="Heading_20_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8">start_delete.cmd</text:span></text:span> ja <text:span text:style-name="Default_20_Paragraph_20_Font"><text:span text:style-name="T8">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text:soft-page-break/>Näiteks järgmine käsk kustutab kõik vähemalt 30 päeva vanused dokumendid:</text:p>
      <text:p text:style-name="P29"/>
      <text:p text:style-name="P29"><text:s text:c="4"/>start_delete.cmd 30</text:p>
      <text:p text:style-name="P29"/>
      <text:p text:style-name="P16"/>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31187974" text:style-name="L9">
        <text:list-item>
          <text:p text:style-name="P78">Määrake konfiguratsioonifailis client_config.xml parameetri <text:span text:style-name="Default_20_Paragraph_20_Font"><text:span text:style-name="T8">delete_old_documents_after_days</text:span></text:span> väärtuseks soovitud päevade arv (kui väärtus on määramata või &lt; 1, siis vaikimisi andmeid ei kustutata).</text:p>
        </text:list-item>
        <text:list-item>
          <text:p text:style-name="P78">Käivitage start_delete.cmd või start_delete.sh ilma parameetriteta</text:p>
        </text:list-item>
      </text:list>
      <text:p text:style-name="Normal">Näiteks järgmine käsk käivitab andmete kustutamise client_config.xml failis määratud säilitustähtajaga:</text:p>
      <text:p text:style-name="P29"/>
      <text:p text:style-name="P29"><text:s text:c="4"/>start_delete.cmd</text:p>
      <text:p text:style-name="P29"/>
      <text:p text:style-name="P16"/>
      <text:p text:style-name="Normal"><text:span text:style-name="Default_20_Paragraph_20_Font"><text:span text:style-name="T8">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elnevate versioonide ehitamiseks vaadata <text:a xlink:type="simple" xlink:href="https://svn.eesti.ee/projektid/dvk/doc/client/arhiiv/1.6.1">https://svn.eesti.ee/projektid/dvk/doc/client/arhiiv/1.6.</text:a>2 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31183268" text:style-name="L10">
        <text:list-item>
          <text:p text:style-name="P62">Lae SVN serverist alla DVK projekt <text:a xlink:type="simple" xlink:href="https://svn.eesti.ee/projektid/dvk/core/" office:target-frame-name="_top" xlink:show="replace">https://svn.eesti.ee/projektid/dvk/</text:a></text:p>
        </text:list-item>
        <text:list-item>
          <text:p text:style-name="P62">Ava tekstiredaktoriga projekti „dvk“ juurkaustas asuv fail <text:span text:style-name="Default_20_Paragraph_20_Font"><text:span text:style-name="T8">pom.xml</text:span></text:span> ning lisa endale või muuda olemas olevat ehitusprofiili. Modules bloki abil saad kirjeldada ehitatava DVK versiooni komponentide suhtelised teekonnad (relativePathid). Lisaks on muuta <text:span text:style-name="Default_20_Paragraph_20_Font"><text:span text:style-name="T8">dvkCoreDir'i, dvkClientDir'i </text:span></text:span>väärtusteks täisteekond konkreetse projekti juurkataloogini (näiteks „/home/kasutaja/projektid/dvk/core/development/trunk“). <text:span text:style-name="T11">ListOfTestConfigs</text:span> ja <text:span text:style-name="T11">dvkServerJettyEnvLocation </text:span><text:span text:style-name="T31">on</text:span> vajalikud seadistada vaid siis, kui soovitakse käivitada ka serveri ja clienti integratsiooniteste.</text:p>
        </text:list-item>
        <text:list-item>
          <text:p text:style-name="P62">Lae alla Apache Maven versioon 2.x.x (<text:a xlink:type="simple" xlink:href="http://maven.apache.org/download.html" office:target-frame-name="_top" xlink:show="replace">http://maven.apache.org/download.html</text:a> ja vali sealt .zip fail).</text:p>
        </text:list-item>
        <text:list-item>
          <text:p text:style-name="P62">Paki allalaetud pakett lahti.</text:p>
        </text:list-item>
        <text:list-item>
          <text:p text:style-name="P62">Lisa [MAVEN2_HOME]/bin kataloog keskkonnamuutujasse „PATH“.</text:p>
        </text:list-item>
        <text:list-item>
          <text:p text:style-name="P62">Mine DVK projekti juurkataloogi ja käivita käsurealt järgmine käsklus:</text:p>
        </text:list-item>
      </text:list>
      <text:p text:style-name="P53">CMD&gt; mvn -P [PROFILE_NAME] package</text:p>
      <text:p text:style-name="P54">Kui edaspidi on mingil põhjusel vaja projekti uuesti kompilleerida, siis tasuks järgnevatel kompilleerimiskordadel enne pakendamist käivitada ka varasemate kompilleerimistulemuste puhastamine:</text:p>
      <text:p text:style-name="P55"><text:soft-page-break/>CMD&gt; mvn clean</text:p>
      <text:p text:style-name="P55">CMD&gt; mvn -P [PROFILE_NAME] package</text:p>
      <text:list xml:id="list31204826" text:continue-numbering="true" text:style-name="L10">
        <text:list-item>
          <text:p text:style-name="P62">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 Logimise seadistamiseks ava tekstiredaktoriga fail „log4j.properties“. Selles failis on kirjeldatud logimise seadistus:</text:p>
      <text:p text:style-name="P28"/>
      <text:p text:style-name="P28"><text:span text:style-name="Default_20_Paragraph_20_Font"><text:span text:style-name="T29">log4j.rootLogger=INFO, R</text:span></text:span></text:p>
      <text:p text:style-name="P28"><text:span text:style-name="Default_20_Paragraph_20_Font"><text:span text:style-name="T29">log4j.appender.R=org.apache.log4j.RollingFileAppender</text:span></text:span></text:p>
      <text:p text:style-name="P28"><text:span text:style-name="Default_20_Paragraph_20_Font"><text:span text:style-name="T29">log4j.appender.R.File=dvk_client.log</text:span></text:span></text:p>
      <text:p text:style-name="P28"><text:span text:style-name="Default_20_Paragraph_20_Font"><text:span text:style-name="T29">log4j.appender.R.MaxFileSize=10MB</text:span></text:span></text:p>
      <text:p text:style-name="P28"><text:span text:style-name="Default_20_Paragraph_20_Font"><text:span text:style-name="T29">log4j.appender.R.MaxBackupIndex=10</text:span></text:span></text:p>
      <text:p text:style-name="P28"><text:span text:style-name="Default_20_Paragraph_20_Font"><text:span text:style-name="T29">log4j.appender.R.layout=org.apache.log4j.PatternLayout</text:span></text:span></text:p>
      <text:p text:style-name="P28"><text:span text:style-name="Default_20_Paragraph_20_Font"><text:span text:style-name="T29">log4j.appender.R.layout.ConversionPattern=%d{dd.MM.yyyy HH:mm:ss} [%t] %-5p %c %x - %m%n</text:span></text:span></text:p>
      <text:p text:style-name="P28"/>
      <text:p text:style-name="P56">Meile pakuvad huvi järgmised parameetrid:</text:p>
      <text:list xml:id="list31178441" text:style-name="L11">
        <text:list-item text:start-value="1">
          <text:p text:style-name="P68">Logifaili asukoht – logifaili asukoht on määratud järgmiselt:<text:line-break/></text:p>
        </text:list-item>
      </text:list>
      <text:p text:style-name="P57"/>
      <text:p text:style-name="P57"><text:span text:style-name="Default_20_Paragraph_20_Font"><text:span text:style-name="T30"><text:s text:c="3"/></text:span></text:span><text:span text:style-name="Default_20_Paragraph_20_Font"><text:span text:style-name="T29">log4j.appender.R.File=dvk_client.log</text:span></text:span></text:p>
      <text:p text:style-name="P57"/>
      <text:list xml:id="list31194754" text:continue-numbering="true" text:style-name="L11">
        <text:list-item>
          <text:p text:style-name="P68">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Default_20_Paragraph_20_Font"><text:span text:style-name="T14"> , R </text:span></text:span>“.<text:line-break/></text:p>
        </text:list-item>
      </text:list>
      <text:p text:style-name="P58"/>
      <text:p text:style-name="P58"><text:span text:style-name="Default_20_Paragraph_20_Font"><text:span text:style-name="T29">log4j.rootLogger=INFO, R</text:span></text:span></text:p>
      <text:p text:style-name="P57"/>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svg:width="0.393cm" style:rel-width="scale" svg:height="0.829cm" style:rel-height="scale" draw:z-index="10">
      <draw:text-box>
       <text:p text:style-name="Footer"><text:span text:style-name="Page_20_Number"><text:span text:style-name="MT1"><text:page-number text:select-page="current">2</text:page-number></text:span></text:span></text:p>
      </draw:text-box>
     </draw:frame>10.05.2011<text:tab/>Versioon 1.7.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dc:title>
    <dc:description/>
    <dc:subject/>
    <meta:initial-creator>Jaak Lember</meta:initial-creator>
    <dc:creator>Hendrik Pärna</dc:creator>
    <meta:creation-date>2010-03-18T18:01:00Z</meta:creation-date>
    <dc:date>2014-04-07T11:03:30.60</dc:date>
    <meta:print-date>2014-04-02T16:59:42.32</meta:print-date>
    <meta:editing-cycles>31</meta:editing-cycles>
    <meta:editing-duration>PT21H39M18S</meta:editing-duration>
    <meta:printed-by>Jelizaveta Leo</meta:printed-by>
    <meta:document-statistic meta:table-count="3" meta:image-count="0" meta:object-count="0" meta:page-count="17" meta:paragraph-count="654" meta:word-count="3598" meta:character-count="38993"/>
    <meta:template xlink:type="simple" xlink:actuate="onRequest" xlink:title="" xlink:href="Normal.dotm"/>
  </office:meta>
</office:document-meta>
</file>